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style:font-weight-asian="bold"/>
    </style:style>
    <style:style style:name="P2" style:family="paragraph" style:parent-style-name="Standard">
      <style:text-properties style:font-weight-asian="bold"/>
    </style:style>
    <style:style style:name="P3" style:family="paragraph" style:parent-style-name="Standard">
      <style:paragraph-properties fo:text-align="center" style:justify-single-word="false"/>
      <style:text-properties fo:font-weight="bold"/>
    </style:style>
    <style:style style:name="P4" style:family="paragraph" style:parent-style-name="Standard">
      <style:paragraph-properties fo:text-align="center" style:justify-single-word="false"/>
    </style:style>
    <style:style style:name="T1" style:family="text">
      <style:text-properties fo:font-weight="bold"/>
    </style:style>
    <style:style style:name="T2" style:family="text">
      <style:text-properties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汉字编码简明对照表</text:p>
      <text:p text:style-name="P2">说明：</text:p>
      <text:p text:style-name="Standard">1、下列汉字取自国标(GB 2312-80)中的分级与排列内容；包含所有的第一级汉字和第二级汉字中的常用部分。</text:p>
      <text:p text:style-name="Standard">2、第一级汉字（16—55区的汉字）以拼音字母为序进行排列，同音字以笔形顺序横、竖、撇、捺、折为序，起笔相同的按第二笔，依次类推；第二级汉字（56-87区的汉字）按部首为序进行排列。</text:p>
      <text:p text:style-name="Standard">3、对于多音字，仅在表中出现一次。如：柏，音(bai，bo)，表中仅出现在“bai”中。</text:p>
      <text:p text:style-name="Standard">4、汉字区位码用阿拉伯数字表示，每个汉字对应4个数字。</text:p>
      <text:p text:style-name="Standard">5、本汉字代码表摘自《字符集和信息编码 国家标准汇编》，(中国标准出版社，1998年编)。</text:p>
      <text:p text:style-name="P3">A</text:p>
      <text:p text:style-name="P2">ａ</text:p>
      <text:p text:style-name="Standard">啊 1601 阿 1602 吖 6325 嗄 6436 腌 7571 锕 7925</text:p>
      <text:p text:style-name="P2">ａｉ</text:p>
      <text:p text:style-name="Standard">埃 1603 挨 1604 哎 1605 唉 1606 哀 1607 皑 1608 癌 1609蔼 1610 矮 1611 艾 1612 碍 1613 爱 1614 隘 1615 捱 6263嗳 6440 嗌 6441 嫒 7040 瑷 7208 暧 7451 砹 7733 锿 7945霭 8616</text:p>
      <text:p text:style-name="P2">ａｎ</text:p>
      <text:p text:style-name="Standard">鞍 1616 氨 1617 安 1618 俺 1619 按 1620 暗 1621 岸 1622胺 1623 案 1624 谙 5847 埯 5991 揞 6278 犴 6577 庵 6654桉 7281 铵 7907 鹌 8038 黯 8786</text:p>
      <text:p text:style-name="P2">ａｎｇ</text:p>
      <text:p text:style-name="Standard">肮 1625 昂 1626 盎 1627</text:p>
      <text:p text:style-name="P2">ａｏ</text:p>
      <text:p text:style-name="Standard">凹 1628 敖 1629 熬 1630 翱 1631 袄 1632 傲 1633 奥 1634懊 1635 澳 1636 坳 5974 拗 6254 嗷 6427 岙 6514 廒 6658遨 6959 媪 7033 骜 7081 獒 7365 聱 8190 螯 8292 鏊 8643鳌 8701 鏖 8773</text:p>
      <text:p text:style-name="P3">B</text:p>
      <text:p text:style-name="P2">ｂａ</text:p>
      <text:p text:style-name="Standard">芭 1637 捌 1638 扒 1639 叭 1640 吧 1641 笆 1642 八 1643疤 1644 巴 1645 拔 1646 跋 1647 靶 1648 把 1649 耙 1650坝 1651 霸 1652 罢 1653 爸 1654 茇 6056 菝 6135 岜 6517灞 6917 钯 7857 粑 8446 鲅 8649 魃 8741</text:p>
      <text:p text:style-name="P2">ｂａｉ</text:p>
      <text:p text:style-name="Standard">白 1655 柏 1656 百 1657 摆 1658 佰 1659 败 1660 拜 1661稗 1662 捭 6267 呗 6334 掰 7494</text:p>
      <text:p text:style-name="P2">ｂａｎ</text:p>
      <text:p text:style-name="Standard">斑 1663 班 1664 搬 1665 扳 1666 般 1667 颁 1668 板 1669版 1670 扮 1671 拌 1672 伴 1673 瓣 1674 半 1675 办 1676绊 1677 阪 5870 坂 5964 钣 7851 瘢 8103 癍 8113 舨 8418</text:p>
      <text:p text:style-name="P2">ｂａｎｇ</text:p>
      <text:p text:style-name="Standard">邦 1678 帮 1679 梆 1680 榜 1681 膀 1682 绑 1683 棒 1684磅 1685 蚌 1686 镑 1687 傍 1688 谤 1689 蒡 6182 浜 6826</text:p>
      <text:p text:style-name="P2">ｂａｏ</text:p>
      <text:p text:style-name="Standard">苞 1690 胞 1691 包 1692 褒 1693 剥 1694 薄 1701 雹 1702保 1703 堡 1704 饱 1705 宝 1706 抱 1707 报 1708 暴 1709豹 1710 鲍 1711 爆 1712 葆 6165 孢 7063 煲 7650 鸨 8017褓 8157 趵 8532 龅 8621</text:p>
      <text:p text:style-name="P2">ｂｅｉ</text:p>
      <text:p text:style-name="Standard">杯 1713 碑 1714 悲 1715 卑 1716 北 1717 辈 1718 背 1719贝 1720 钡 1721 倍 1722 狈 1723 备 1724 惫 1725 焙 1726被 1727 孛 5635 陂 5873 邶 5893 蓓 6177 悖 6703 碚 7753鹎 8039 褙 8156 鐾 8645 鞴 8725</text:p>
      <text:p text:style-name="P2">ｂｅｎ</text:p>
      <text:p text:style-name="Standard">奔 1728 苯 1729 本 1730 笨 1731 畚 5946 坌 5948 贲 7458锛 7928</text:p>
      <text:p text:style-name="P2">ｂｅｎｇ</text:p>
      <text:p text:style-name="Standard">崩 1732 绷 1733 甭 1734 泵 1735 蹦 1736 迸 1737 嘣 6452甏 7420</text:p>
      <text:p text:style-name="P2"><text:soft-page-break/>ｂｉ</text:p>
      <text:p text:style-name="Standard">逼 1738 鼻 1739 比 1740 鄙 1741 笔 1742 彼 1743 碧 1744蓖 1745 蔽 1746 毕 1747 毙 1748 毖 1749 币 1750 庇 1751痹 1752 闭 1753 敝 1754 弊 1755 必 1756 辟 1757 壁 1758臂 1759 萆 6141 避 1760 陛 1761 匕 5616 俾 5734 荜 6074荸 6109 薜 6221 吡 6333 哔 6357 狴 6589 庳 6656 愎 6725滗 6868 濞 6908 弼 6986 妣 6994 婢 7030 嬖 7052 璧 7221畀 7815 铋 7873 秕 7985 裨 8152 筚 8357 箅 8375 篦 8387舭 8416 襞 8437 跸 8547 髀 8734</text:p>
      <text:p text:style-name="P2">ｂｉａｎ</text:p>
      <text:p text:style-name="Standard">鞭 1762 边 1763 编 1764 贬 1765 扁 1766 便 1767 变 1768卞 1769 辨 1770 辩 1771 辫 1772 遍 1773 匾 5650 弁 5945苄 6048 忭 6677 汴 6774 缏 7134 煸 7652 砭 7730 碥 7760窆 8125 褊 8159 蝙 8289 笾 8354 鳊 8693</text:p>
      <text:p text:style-name="P2">ｂｉａｏ</text:p>
      <text:p text:style-name="Standard">标 1774 彪 1775 膘 1776 表 1777 婊 7027 骠 7084 杓 7228飑 7609 飙 7613 飚 7614 镖 7958 镳 7980 瘭 8106 裱 8149鳔 8707 髟 8752</text:p>
      <text:p text:style-name="P2">ｂｉｅ</text:p>
      <text:p text:style-name="Standard">鳖 1778 憋 1779 别 1780 瘪 1781 蹩 8531</text:p>
      <text:p text:style-name="P2">ｂｉｎ</text:p>
      <text:p text:style-name="Standard">彬 1782 斌 1783 濒 1784 滨 1785 宾 1786 摈 1787 傧 5747豳 6557 缤 7145 玢 7167 槟 7336 殡 7375 膑 7587 镔 7957髌 8738 鬓 8762</text:p>
      <text:p text:style-name="P2">ｂｉｎｇ</text:p>
      <text:p text:style-name="Standard">兵 1788 冰 1789 柄 1790 丙 1791 秉 1792 饼 1793 炳 1794病 1801 并 1802 禀 5787 邴 5891 摒 6280</text:p>
      <text:p text:style-name="P2">ｂｏ</text:p>
      <text:p text:style-name="Standard">玻 1803 菠 1804 播 1805 拨 1806 钵 1807 波 1808 博 1809勃 1810 搏 1811 铂 1812 箔 1813 伯 1814 帛 1815 舶 1816脖 1817 膊 1818 渤 1819 泊 1820 驳 1821 亳 5781 啵 6403饽 6636 檗 7362 擘 7502 礴 7771 钹 7864 鹁 8030 簸 8404跛 8543 踣 8559</text:p>
      <text:p text:style-name="P2">ｂｕ</text:p>
      <text:p text:style-name="Standard">捕 1822 卜 1823 哺 1824 补 1825 埠 1826 不 1827 布 1828步 1829 簿 1830 部 1831 怖 1832 卟 6318 逋 6945 瓿 7419晡 7446 钚 7848 钸 7863 醭 8519</text:p>
      <text:p text:style-name="P3">C</text:p>
      <text:p text:style-name="P2">ｃａ</text:p>
      <text:p text:style-name="Standard">擦 1833 嚓 6474 礤 7769</text:p>
      <text:p text:style-name="P2">ｃａｉ</text:p>
      <text:p text:style-name="Standard">猜 1834 裁 1835 材 1836 才 1837 财 1838 睬 1839 踩 1840采 1841 彩 1842 菜 1843 蔡 1844</text:p>
      <text:p text:style-name="P2">ｃａｎ</text:p>
      <text:p text:style-name="Standard">餐 1845 参 1846 蚕 1847 残 1848 惭 1849 惨 1850 灿 1851孱 6978 骖 7078 璨 7218 粲 8451 黪 8785</text:p>
      <text:p text:style-name="P2">ｃａｎｇ</text:p>
      <text:p text:style-name="Standard">苍 1852 舱 1853 仓 1854 沧 1855 藏 1856</text:p>
      <text:p text:style-name="P2">ｃａｏ</text:p>
      <text:p text:style-name="Standard">操 1857 糙 1858 槽 1859 曹 1860 草 1861 嘈 6448 漕 6878螬 8309 艚 8429</text:p>
      <text:p text:style-name="P2">ｃｅ</text:p>
      <text:p text:style-name="Standard">厕 1862 策 1863 侧 1864 册 1865 测 1866 恻 6692</text:p>
      <text:p text:style-name="P2">ｃｅｎ</text:p>
      <text:p text:style-name="Standard">岑 6515 涔 6825</text:p>
      <text:p text:style-name="P2">ｃｅｎｇ</text:p>
      <text:p text:style-name="Standard">层 1867 蹭 1868 噌 6465</text:p>
      <text:p text:style-name="P2">ｃｈａ</text:p>
      <text:p text:style-name="Standard"><text:soft-page-break/>插 1869 叉 1870 茬 1871 茶 1872 查 1873 碴 1874 搽 1875察 1876 岔 1877 差 1878 诧 1879 猹 6610 馇 6639 汊 6766姹 7017 杈 7230 楂 7311 槎 7322 檫 7363 锸 7942 镲 7979衩 8135</text:p>
      <text:p text:style-name="P2">ｃｈａｉ</text:p>
      <text:p text:style-name="Standard">拆 1880 柴 1881 豺 1882 侪 5713 钗 7846 瘥 8091 虿 8218</text:p>
      <text:p text:style-name="P2">ｃｈａｎ</text:p>
      <text:p text:style-name="Standard">搀 1883 掺 1884 蝉 1885 馋 1886 谗 1887 缠 1888 铲 1889产 1890 阐 1891 颤 1892 冁 5770 谄 5838 蒇 6159 廛 6660忏 6667 潺 6893 澶 6904 羼 6981 婵 7031 骣 7086 觇 7472禅 7688 镡 7966 蟾 8324 躔 8580</text:p>
      <text:p text:style-name="P2">ｃｈａｎｇ</text:p>
      <text:p text:style-name="Standard">昌 1893 猖 1894 场 1901 尝 1902 常 1903 长 1904 偿 1905肠 1906 厂 1907 敞 1908 畅 1909 唱 1910 倡 1911 伥 5686鬯 5943 苌 6041 菖 6137 徜 6568 怅 6674 惝 6714阊 6749娼 7029 嫦 7047 昶 7438 氅 7509 鲳 8680</text:p>
      <text:p text:style-name="P2">ｃｈａｏ</text:p>
      <text:p text:style-name="Standard">超 1912 抄 1913 钞 1914 朝 1915 嘲 1916 潮 1917 巢 1918吵 1919 炒 1920 怊 6687 晁 7443 焯 7644 耖 8173</text:p>
      <text:p text:style-name="P2">ｃｈｅ</text:p>
      <text:p text:style-name="Standard">车 1921 扯 1922 撤 1923 掣 1924 彻 1925 澈 1926 坼 5969砗 7726</text:p>
      <text:p text:style-name="P2">ｃｈｅｎ</text:p>
      <text:p text:style-name="Standard">郴 1927 臣 1928 辰 1929 尘 1930 晨 1931 忱 1932 沉 1933陈 1934 趁 1935 衬 1936 伧 5687 谌 5840 谶 5863 抻 6251嗔 6433 宸 6923 琛 7201 榇 7320 碜 7755 龀 8619</text:p>
      <text:p text:style-name="P2">ｃｈｅｎｇ</text:p>
      <text:p text:style-name="Standard">撑 1937 称 1938 城 1939 橙 1940 成 1941 呈 1942 乘 1943程 1944 惩 1945 澄 1946 诚 1947 承 1948 逞 1949 骋 1950秤 1951 丞 5609 埕 5984 枨 7239 柽 7263 塍 7583 瞠 7810铖 7881 铛 7885 裎 8146 蛏 8241 酲 8508</text:p>
      <text:p text:style-name="P2">ｃｈｉ</text:p>
      <text:p text:style-name="Standard">吃 1952 痴 1953 持 1954 匙 1955 池 1956 迟 1957 弛 1958驰 1959 耻 1960 齿 1961 侈 1962 尺 1963 赤 1964 翅 1965斥 1966 炽 1967 傺 5749 坻 5970 墀 6015 茌 6061 叱 6319哧 6374 啻 6420 嗤 6445 彳 6560 饬 6633 媸 7042 敕 7523眙 7784 眵 7787 鸱 8023 瘛 8101 褫 8161 蚩 8231 螭 8304笞 8355 篪 8388 豉 8489 踟 8556 魑 8746</text:p>
      <text:p text:style-name="P2">ｃｈｏｎｇ</text:p>
      <text:p text:style-name="Standard">充 1968 冲 1969 虫 1970 崇 1971 宠 1972 茺 6091 忡 6671憧 6731 铳 7905 舂 8409 艟 8430</text:p>
      <text:p text:style-name="P2">ｃｈｏｕ</text:p>
      <text:p text:style-name="Standard">抽 1973 酬 1974 畴 1975 踌 1976 稠 1977 愁 1978 筹 1979仇 1980 绸 1981 瞅 1982 丑 1983 臭 1984 俦 5717 帱 6492惆 6716 瘳 8112 雠 8637</text:p>
      <text:p text:style-name="P2">ｃｈｕ</text:p>
      <text:p text:style-name="Standard">初 1985 出 1986 橱 1987 厨 1988 躇 1989 锄 1990 雏 1991滁 1992 除 1993 楚 1994 础 2001 储 2002 矗 2003 搐 2004触 2005 处 2006 亍 5601 刍 5927 怵 6680 憷 6732 绌 7109杵 7238 楮 7290 樗 7343 褚 8150 蜍 8260 蹰 8573 黜 8777</text:p>
      <text:p text:style-name="P2">ｃｈｕａｉ</text:p>
      <text:p text:style-name="Standard">揣 2007 搋 6285 啜 6408 嘬 6460 膪 7590 踹 8563</text:p>
      <text:p text:style-name="P2">ｃｈｕａｎ</text:p>
      <text:p text:style-name="Standard">川 2008 穿 2009 椽 2010 传 2011 船 2012 喘 2013 串 2014舛 6622 遄 6955 巛 7161 氚 7516 钏 7843 舡 8413</text:p>
      <text:p text:style-name="Standard"> </text:p>
      <text:p text:style-name="P2">ｃｈｕａｎｇ</text:p>
      <text:p text:style-name="Standard">疮 2015 窗 2016 幢 2017 床 2018 闯 2019 创 2020 怆6675</text:p>
      <text:p text:style-name="P2"><text:soft-page-break/>ｃｈｕｉ</text:p>
      <text:p text:style-name="Standard">吹 2021 炊 2022 捶 2023 锤 2024 垂 2025 陲 5879 棰 7302槌 7319</text:p>
      <text:p text:style-name="P2">ｃｈｕｎ</text:p>
      <text:p text:style-name="Standard">春 2026 椿 2027 醇 2028 唇 2029 淳 2030 纯 2031 蠢 2032莼 6127 鹑 8040 蝽 8277</text:p>
      <text:p text:style-name="P2">ｃｈｕｏ</text:p>
      <text:p text:style-name="Standard">戳 2033 绰 2034 辍 7401 踔 8554 龊 8626</text:p>
      <text:p text:style-name="P2">ｃｉ</text:p>
      <text:p text:style-name="Standard">疵 2035 茨 2036 磁 2037 雌 2038 辞 2039 慈 2040 瓷 2041词 2042 此 2043 刺 2044 赐 2045 次 2046 茈 6075 呲 6358祠 7684 鹚 8043 糍 8457</text:p>
      <text:p text:style-name="P2">ｃｏｎｇ</text:p>
      <text:p text:style-name="Standard">聪 2047 葱 2048 囱 2049 匆 2050 从 2051 丛 2052 苁 6042淙 6840 骢 7085 琮 7193 璁 7214 枞 7240</text:p>
      <text:p text:style-name="P2">ｃｏｕ</text:p>
      <text:p text:style-name="Standard">凑 2053 楱 7308 辏 7403 腠 7577</text:p>
      <text:p text:style-name="P2">ｃｕ</text:p>
      <text:p text:style-name="Standard">粗 2054 醋 2055 簇 2056 促 2057 蔟 6193 徂 6562 猝 6607殂 7367 酢 8501 蹙 8530 蹴 8577</text:p>
      <text:p text:style-name="P2">ｃｕａｎ</text:p>
      <text:p text:style-name="Standard">蹿 2058 篡 2059 窜 2060 氽 5764 撺 6305 爨 7664 镩7973</text:p>
      <text:p text:style-name="P2">ｃｕｉ</text:p>
      <text:p text:style-name="Standard">摧 2061 崔 2062 催 2063 脆 2064 瘁 2065 粹 2066 淬 2067翠 2068 萃 6145 啐 6393 悴 6718 璀 7213 榱 7333 毳 7505隹 8631</text:p>
      <text:p text:style-name="P2">ｃｕｎ</text:p>
      <text:p text:style-name="Standard">村 2069 存 2070 寸 2071 忖 6666 皴 8169</text:p>
      <text:p text:style-name="P2">ｃｕｏ</text:p>
      <text:p text:style-name="Standard">磋 2072 撮 2073 搓 2074 措 2075 挫 2076 错 2077 厝 5640嵯 6547 脞 7566 锉 7917 矬 7983 痤 8078 鹾 8526 蹉 8567</text:p>
      <text:p text:style-name="P3">D</text:p>
      <text:p text:style-name="P2">ｄａ</text:p>
      <text:p text:style-name="Standard">搭 2078 达 2079 答 2080 瘩 2081 打 2082 大 2083 耷 6239哒 6353 嗒 6410 怛 6682 妲 7007 沓 7719 疸 8067 褡 8155笪 8346 靼 8716 鞑 8718</text:p>
      <text:p text:style-name="P2">ｄａｉ</text:p>
      <text:p text:style-name="Standard">呆 2084 歹 2085 傣 2086 戴 2087 带 2088 殆 2089 代 2090贷 2091 袋 2092 待 2093 逮 2094 怠 2101 埭 6004 甙 6316呔 6330 岱 6523 迨 6942 骀 7070 绐 7110 玳 7173 黛 8776</text:p>
      <text:p text:style-name="P2">ｄａｎ</text:p>
      <text:p text:style-name="Standard">耽 2102 担 2103 丹 2104 单 2105 郸 2106 掸 2107 胆 2108旦 2109 氮 2110 但 2111 惮 2112 淡 2113 诞 2114 弹 2115蛋 2116 儋 5757 萏 6144 啖 6402 澹 6903 殚 7373 赕 7470眈 7781 瘅 8087 聃 8185 箪 8376</text:p>
      <text:p text:style-name="P2">ｄａｎｇ</text:p>
      <text:p text:style-name="Standard">当 2117 挡 2118 党 2119 荡 2120 档 2121 谠 5852 凼 5942菪 6148 宕 6920 砀 7724 裆 8141</text:p>
      <text:p text:style-name="P2">ｄａｏ</text:p>
      <text:p text:style-name="Standard">刀 2122 捣 2123 蹈 2124 倒 2125 岛 2126 祷 2127 导 2128到 2129 稻 2130 悼 2131 道 2132 盗 2133 叨 6322 忉 6665氘 7514 焘 7666 纛 8478</text:p>
      <text:p text:style-name="P2">ｄｅ</text:p>
      <text:p text:style-name="Standard">德 2134 得 2135 的 2136 锝 7929</text:p>
      <text:p text:style-name="P2">ｄｅｎｇ</text:p>
      <text:p text:style-name="Standard">蹬 2137 灯 2138 登 2139 等 2140 瞪 2141 凳 2142 邓 2143噔 6466 嶝 6556 戥 7413 磴 7767 镫 7975 簦 8403</text:p>
      <text:p text:style-name="P2"><text:soft-page-break/>ｄｉ</text:p>
      <text:p text:style-name="Standard">堤 2144 低 2145 滴 2146 迪 2147 敌 2148 笛 2149 狄 2150涤 2151 翟 2152 嫡 2153 抵 2154 底 2155 地 2156 蒂 2157第 2158 帝 2159 弟 2160 递 2161 缔 2162 氐 5621 籴 5765诋 5814 谛 5848 邸 5901 荻 6122 嘀 6454 娣 7023 柢 7260棣 7306 觌 7475 砥 7738 碲 7758 睇 7791 镝 7965 羝 8438骶 8730</text:p>
      <text:p text:style-name="P2">ｄｉａ</text:p>
      <text:p text:style-name="Standard">嗲 6439</text:p>
      <text:p text:style-name="P2">ｄｉａｎ</text:p>
      <text:p text:style-name="Standard">颠 2163 掂 2164 滇 2165 碘 2166 点 2167 典 2168 靛 2169垫 2170 电 2171 佃 7172 甸 2173 店 2174 惦 2175 奠 2176淀 2177 殿 2178 阽 5871 坫 5967 巅 6559 玷 7172 钿 7868癜 8116 癫 8118 簟 8401 踮 8558</text:p>
      <text:p text:style-name="P2">ｄｉａｏ</text:p>
      <text:p text:style-name="Standard">碉 2179 叼 2180 雕 2181 凋 2182 刁 2183 掉 2184 吊 2185钓 2186 调 2187 铞 7886 铫 7902 貂 8585 鲷 8684</text:p>
      <text:p text:style-name="P2">ｄｉｅ</text:p>
      <text:p text:style-name="Standard">跌 2188 爹 2189 碟 2190 蝶 2191 迭 2192 谍 2193 叠 2194垤 5976 堞 6006 揲 6273 喋 6409 牒 7526 瓞 8012 耋 8183蹀 8562 鲽 8688</text:p>
      <text:p text:style-name="P2">ｄｉｎｇ</text:p>
      <text:p text:style-name="Standard">丁 2201 盯 2202 叮 2203 钉 2204 顶 2205 鼎 2206 锭 2207定 2208 订 2209 仃 5674 啶 6404 玎 7164 腚 7575 碇 7754町 7814 铤 7890 疔 8059 耵 8184 酊 8490</text:p>
      <text:p text:style-name="P2">ｄｉｕ</text:p>
      <text:p text:style-name="Standard">丢 2210 铥 7891</text:p>
      <text:p text:style-name="P2">ｄｏｎｇ</text:p>
      <text:p text:style-name="Standard">东 2211 冬 2212 董 2213 懂 2214 动 2215 栋 2216 侗 2217恫 2218 冻 2219 洞 2220 垌 5977 咚 6343 岽 6520 峒 6528氡 7517 胨 7543 胴 7556 硐 7747 鸫 8020</text:p>
      <text:p text:style-name="P2">ｄｏｕ</text:p>
      <text:p text:style-name="Standard">兜 2221 抖 2222 斗 2223 陡 2224 豆 2225 逗 2226 痘 2227蔸 6190 窦 8128 蚪 8229 篼 8391</text:p>
      <text:p text:style-name="P2">ｄｕ</text:p>
      <text:p text:style-name="Standard">都 2228 督 2229 毒 2230 犊 2231 独 2232 读 2233 堵 2234睹 2235 赌 2236 杜 2237 镀 2238 肚 2239 度 2240 渡 2241妒 2242 芏 6022 嘟 6429 渎 6834 椟 7292 牍 7525 蠹 8328笃 8338 髑 8739 黩 8782</text:p>
      <text:p text:style-name="P2">ｄｕａｎ</text:p>
      <text:p text:style-name="Standard">端 2243 短 2244 锻 2245 段 2246 断 2247 缎 2248 椴 7318煅 7649 簖 8393</text:p>
      <text:p text:style-name="P2">ｄｕｉ</text:p>
      <text:p text:style-name="Standard">堆 2249 兑 2250 队 2251 对 2252 怼 7701 憝 7713 碓 7752镦 7970</text:p>
      <text:p text:style-name="P2">ｄｕｎ</text:p>
      <text:p text:style-name="Standard">墩 2253 吨 2254 蹲 2255 敦 2256 顿 2257 囤 2258 钝 2259盾 2260 遁 2261 沌 6771 炖 7632 砘 7727 礅 7766 盹 7779趸 8527</text:p>
      <text:p text:style-name="P2">ｄｕｏ</text:p>
      <text:p text:style-name="Standard">掇 2262 哆 2263 多 2264 夺 2265 垛 2266 躲 2267 朵 2268跺 2269 舵 2270 剁 2271 惰 2272 堕 2273 咄 6345 哚 6365沲 6785 缍 7122 柁 7262 铎 7876 裰 8154 踱 8566</text:p>
      <text:p text:style-name="P4"><text:span text:style-name="T1">E</text:span> </text:p>
      <text:p text:style-name="P2">ｅ</text:p>
      <text:p text:style-name="Standard">蛾 2274 峨 2275 鹅 2276 俄 2277 额 2278 讹 2279 娥 2280恶 2281 厄 2282 扼 2283 遏 2284 鄂 2285 饿 2286 噩 5612谔 5844 垩 5949 苊 6035 莪 6113 萼 6164 呃 6332 愕 6721阏 6753 屙 6977 婀 7025 轭 7378 腭 7581 锇 7916 锷 7941鹗 8042 颚 8206 鳄 8689</text:p>
      <text:p text:style-name="P2">ｅｉ</text:p>
      <text:p text:style-name="Standard">诶 5832</text:p>
      <text:p text:style-name="P2"><text:soft-page-break/>ｅｎ</text:p>
      <text:p text:style-name="Standard">恩 2287 蒽 6176 摁 6284</text:p>
      <text:p text:style-name="P2">ｅｒ</text:p>
      <text:p text:style-name="Standard">而 2288 儿 2289 耳 2290 尔 2291 饵 2292 洱 2293 二 2294贰 2301 佴 5706 迩 6939 珥 7177 铒 7879 鸸 8025 鲕 8660</text:p>
      <text:p text:style-name="P3">F</text:p>
      <text:p text:style-name="P2">ｆａ</text:p>
      <text:p text:style-name="Standard">发 2302 罚 2303 筏 2304 伐 2305 乏 2306 阀 2307 法 2308珐 2309 垡 5950 砝 7732</text:p>
      <text:p text:style-name="P2">ｆａｎ</text:p>
      <text:p text:style-name="Standard">藩 2310 帆 2311 番 2312 翻 2313 樊 2314 矾 2315 钒 2316繁 2317 凡 2318 烦 2319 反 2320 返 2321 范 2322 贩 2323犯 2324 饭 2325 泛 2326 蕃 6212 蘩 6232 幡 6506 梵 7283燔 7660 畈 7818 蹯 8576</text:p>
      <text:p text:style-name="P2">ｆａｎｇ</text:p>
      <text:p text:style-name="Standard">坊 2327 芳 2328 方 2329 肪 2330 房 2331 防 2332 妨 2333仿 2334 访 2335 纺 2336 放 2337 邡 5890 彷 6561 枋 7242钫 7853 舫 8419 鲂 8648</text:p>
      <text:p text:style-name="P2">ｆｅｉ</text:p>
      <text:p text:style-name="Standard">菲 2338 非 2339 啡 2340 飞 2341 肥 2342 匪 2343 诽 2344吠 2345 肺 2346 废 2347 沸 2348 费 2349 芾 6032 狒 6584悱 6713 淝 6839 妃 6990 绯 7119 榧 7328 腓 7572 斐 7619扉 7673 镄 7948 痱 8082 蜚 8267 篚 8385 翡 8468 霏 8613鲱 8678</text:p>
      <text:p text:style-name="P2">ｆｅｎ</text:p>
      <text:p text:style-name="Standard">芬 2350 酚 2351 吩 2352 氛 2353 分 2354 纷 2355 坟 2356焚 2357 汾 2358 粉 2359 奋 2360 份 2361 忿 2362 愤 2363粪 2364 偾 5739 瀵 6915 棼 7291 鲼 8687 鼢 8787</text:p>
      <text:p text:style-name="P2">ｆｅｎｇ</text:p>
      <text:p text:style-name="Standard">丰 2365 封 2366 枫 2367 蜂 2368 峰 2369 锋 2370 风 2371疯 2372 烽 2373 逢 2374 冯 2375 缝 2376 讽 2377 奉 2378凤 2379 俸 5726 酆 5926 葑 6155 唪 6384 沣 6767 砜 7731</text:p>
      <text:p text:style-name="P2">ｆｏ</text:p>
      <text:p text:style-name="Standard">佛 2380</text:p>
      <text:p text:style-name="P2">ｆｏｕ</text:p>
      <text:p text:style-name="Standard">否 2381 缶 8330</text:p>
      <text:p text:style-name="P2">ｆｕ</text:p>
      <text:p text:style-name="Standard">夫 2382 敷 2383 肤 2384 孵 2385 扶 2386 拂 2387 辐 2388幅 2389 氟 2390 符 2391 伏 2392 俘 2393 服 2394 浮 2401涪 2402 福 2403 袱 2404 弗 2405 甫 2406 抚 2407 辅 2408俯 2409 釜 2410 斧 2411 脯 2412 腑 2413 府 2414 腐 2415赴 2416 副 2417 覆 2418 赋 2419 复 2420 傅 2421 付 2422阜 2423 父 2424 腹 2425 负 2426 富 2427 讣 2428 附 2429妇 2430 缚 2431 咐 2432 匐 5775 凫 5776 郛 5914 芙 6029苻 6062 茯 6082 莩 6119 菔 6142 拊 6252 呋 6327 幞 6505怫 6686 滏 6870 艴 6985 孚 7058 驸 7066 绂 7106 绋 7108桴 7285 赙 7471 祓 7680 砩 7741 黻 7774 黼 7775 罘 7823稃 7991 馥 8005 蚨 8222 蜉 8261 蝠 8280 蝮 8283 麸 8479</text:p>
      <text:p text:style-name="Standard">趺 8535 跗 8538 鲋 8654 鳆 8691</text:p>
      <text:p text:style-name="P3">G</text:p>
      <text:p text:style-name="P2">ｇａ</text:p>
      <text:p text:style-name="Standard">噶 2433 嘎 2434 伽 5704 尬 6246 尕 7056 尜 7057 旮 7424钆 7837</text:p>
      <text:p text:style-name="P2">ｇａｉ</text:p>
      <text:p text:style-name="Standard">该 2435 改 2436 概 2437 钙 2438 盖 2439 溉 2440 丐 5604陔 5875 垓 5982 戤 7414 赅 7464</text:p>
      <text:p text:style-name="P2">ｇａｎ</text:p>
      <text:p text:style-name="Standard">干 2441 甘 2442 杆 2443 柑 2444 竿 2445 肝 2446 赶 2447感 2448 秆 2449 敢 2450 赣 2451 坩 5965 苷 6053 尴 6247擀 6306 泔 6779 淦 6838 澉 6887 绀 7104 橄 7347 旰 7426矸 7723 疳 8065 酐 8491</text:p>
      <text:p text:style-name="P2">ｇａｎｇ</text:p>
      <text:p text:style-name="Standard">冈 2452 刚 2453 钢 2454 缸 2455 肛 2456 纲 2457 岗 2458港 2459 杠 2460 戆 7716 罡 7824 筻 8364</text:p>
      <text:p text:style-name="P2"><text:soft-page-break/>ｇａｏ</text:p>
      <text:p text:style-name="Standard">篙 2461 皋 2462 高 2463 膏 2464 羔 2465 糕 2466 搞 2467镐 2468 稿 2469 告 2470 睾 5626 诰 5830 郜 5912 藁 6227缟 7141 槔 7332 槁 7334 杲 7429 锆 7915</text:p>
      <text:p text:style-name="P2">ｇｅ</text:p>
      <text:p text:style-name="Standard">哥 2471 歌 2472 搁 2473 戈 2474 鸽 2475 胳 2476 疙 2477割 2478 革 2479 葛 2480 格 2481 蛤 2482 阁 2483 隔 2484铬 2485 个 2486 各 2487 鬲 5610 仡 5678 哿 5933 圪 5957</text:p>
      <text:p text:style-name="Standard">塥 6010 嗝 6435 纥 7092 搿 7501 膈 7585 硌 7749 镉 7951袼 8143 虼 8220 舸 8420 骼 8732</text:p>
      <text:p text:style-name="P2">ｇｅｉ</text:p>
      <text:p text:style-name="Standard">给 2488</text:p>
      <text:p text:style-name="P2">ｇｅｎ</text:p>
      <text:p text:style-name="Standard">根 2489 跟 2490 亘 5608 茛 6102 哏 6371 艮 8462</text:p>
      <text:p text:style-name="P2">ｇｅｎｇ</text:p>
      <text:p text:style-name="Standard">耕 2491 更 2492 庚 2493 羹 2494 埂 2501 耿 2502 梗 2503哽 6376 赓 6657 绠 7114 鲠 8665</text:p>
      <text:p text:style-name="P2">ｇｏｎｇ</text:p>
      <text:p text:style-name="Standard">工 2504 攻 2505 功 2506 恭 2507 龚 2508 供 2509 躬 2510公 2511 宫 2512 弓 2513 巩 2514 汞 2515 拱 2516 贡 2517共 2518 珙 7178 肱 7537 蚣 8228 觥 8601</text:p>
      <text:p text:style-name="P2">ｇｏｕ</text:p>
      <text:p text:style-name="Standard">钩 2519 勾 2520 沟 2521 苟 2522 狗 2523 垢 2524 构 2525购 2526 够 2527 佝 5694 诟 5824 岣 6524 遘 6960 媾 7037缑 7135 枸 7259 觏 7477 彀 7616 笱 8349 篝 8384 鞲 8724</text:p>
      <text:p text:style-name="P2">ｇｕ</text:p>
      <text:p text:style-name="Standard">辜 2528 菇 2529 咕 2530 箍 2531 估 2532 沽 2533 孤 2534姑 2535 鼓 2536 古 2537 蛊 2538 骨 2539 谷 2540 股 2541故 2542 顾 2543 固 2544 雇 2545 嘏 5637 诂 5812 菰 6152呱 6341 崮 6536 汩 6773 梏 7284 轱 7379 牯 7484 牿 7486臌 7591 毂 7617 瞽 7813 罟 7825 钴 7860 锢 7932 鸪 8019鹄 8032 痼 8083 蛄 8233 酤 8494 觚 8593 鲴 8681 鹘 8729</text:p>
      <text:p text:style-name="P2">ｇｕａ</text:p>
      <text:p text:style-name="Standard">刮 2546 瓜 2547 剐 2548 寡 2549 挂 2550 褂 2551 卦 5652诖 5820 栝 7273 胍 7550 鸹 8027</text:p>
      <text:p text:style-name="P2">ｇｕａｉ</text:p>
      <text:p text:style-name="Standard">乖 2552 拐 2553 怪 2554 掴 6266</text:p>
      <text:p text:style-name="P2">ｇｕａｎ</text:p>
      <text:p text:style-name="Standard">棺 2555 关 2556 官 2557 冠 2558 观 2559 管 2560 馆 2561罐 2562 惯 2563 灌 2564 贯 2565 倌 5736 莞 6124 掼 6272涫 6842 盥 7834 鹳 8057 矜 8170 鳏 8704</text:p>
      <text:p text:style-name="P2">ｇｕａｎｇ</text:p>
      <text:p text:style-name="Standard">光 2566 广 2567 逛 2568 咣 6359 犷 6578 桄 7270 胱 7555</text:p>
      <text:p text:style-name="P2">ｇｕｉ</text:p>
      <text:p text:style-name="Standard">瑰 2569 规 2570圭 2571 硅 2572 归 2573 龟 2574 闺 2575轨 2576 鬼 2577 诡 2578 癸 2579 桂 2580 柜 2581 跪 2582贵 2583 刽 2584 匦 5648 刿 5659 庋 6649 宄 6919 妫 7003桧 7277 炅 7433 晷 7448 皈 8007 簋 8394鲑 8657 鳜 8712</text:p>
      <text:p text:style-name="P2">ｇｕｎ</text:p>
      <text:p text:style-name="Standard">辊 2585 滚 2586 棍 2587 衮 5782 绲 7121 磙 7762 鲧 8671</text:p>
      <text:p text:style-name="P2">ｇｕｏ</text:p>
      <text:p text:style-name="Standard">锅 2588 郭 2589 国 2590 果 2591 裹 2592 过 2593 馘 5769埚 5986 呙 6335 帼 6494 崞 6538 猓 6603 椁 7304 虢 7529聒 8188 蜾 8268 蝈 8269</text:p>
      <text:p text:style-name="P3">H</text:p>
      <text:p text:style-name="P2">ｈａ</text:p>
      <text:p text:style-name="Standard">哈 2594 铪 7894</text:p>
      <text:p text:style-name="P2">ｈａｉ</text:p>
      <text:p text:style-name="Standard"><text:soft-page-break/>骸 2601 孩 2602 海 2603 氦 2604 亥 2605 害 2606 骇 2607嗨 6443 胲 7560 醢 8516</text:p>
      <text:p text:style-name="P2">ｈａｎ</text:p>
      <text:p text:style-name="Standard">酣 2608 憨 2609 邯 2610 韩 2611 含 2612 涵 2613 寒 2614函 2615 喊 2616 罕 2617 翰 2618 撼 2619捍 2620 旱 2621憾 2622 悍 2623 焊 2624 汗 2625 汉 2626 邗 5885 菡 6153撖 6294 瀚 6911 晗 7447 焓 7642 顸 8192 颔 8205 蚶 8232鼾 8793</text:p>
      <text:p text:style-name="P2">ｈａｎｇ</text:p>
      <text:p text:style-name="Standard">夯 2627 杭 2628 航 2629 沆 6776 绗 7112 颃 8194</text:p>
      <text:p text:style-name="P2">ｈａｏ</text:p>
      <text:p text:style-name="Standard">壕 2630 嚎 2631 豪 2632 毫 2633 郝 2634 好 2635 耗 2636号 2637 浩 2638蒿 6179 薅 6222 嗥 6438 嚆 6467 濠 6909灏 6916 昊 7427 皓 8009 颢 8211 蚝 8226</text:p>
      <text:p text:style-name="P2">ｈｅ</text:p>
      <text:p text:style-name="Standard">呵 2639 喝 2640 荷 2641 菏 2642 核 2643 禾 2644 和 2645何 2646 合 2647 盒 2648 貉 2649 阂 2650 河 2651 涸 2652赫 2653 褐 2654 鹤 2655 贺 2656 诃 5813 劾 5932 壑 5954嗬 6432 阖 6756 曷 7434 盍 7833 颌 8202 翮 8471</text:p>
      <text:p text:style-name="P2">ｈｅｉ</text:p>
      <text:p text:style-name="Standard">嘿 2657 黑 2658</text:p>
      <text:p text:style-name="P2">ｈｅｎ</text:p>
      <text:p text:style-name="Standard">痕 2659 很 2660 狠 2661 恨 2662</text:p>
      <text:p text:style-name="P2">ｈｅｎｇ</text:p>
      <text:p text:style-name="Standard">哼 2663 亨 2664 横 2665 衡 2666 恒 2667 蘅 6231 珩 7181桁 7276</text:p>
      <text:p text:style-name="P2">ｈｏｎｇ</text:p>
      <text:p text:style-name="Standard">轰 2668 哄 2669 烘 2670 虹 2671 鸿 2672 洪 2673 宏 2674弘 2675 红 2676 黉 5768 訇 5774 讧 5807 荭 6106 蕻 6214薨 6216 闳 6740 泓 6792</text:p>
      <text:p text:style-name="P2">ｈｏｕ</text:p>
      <text:p text:style-name="Standard">喉 2677 侯 2678 猴 2679 吼 2680 厚 2681 候 2682 后 2683堠 6009 後 6565 逅 6943 瘊 8090 篌 8383 糇 8455 鲎 8655骺 8731</text:p>
      <text:p text:style-name="P2">ｈｕ</text:p>
      <text:p text:style-name="Standard">呼 2684 乎 2685 忽 2686 瑚 2687 壶 2688 葫 2689 胡 2690蝴 2691 狐 2692 糊 2693 湖 2694 弧 2701 虎 2702 唬 2703护 2704 互 2705 沪 2706 户 2707 冱 5792 唿 6392 囫 6481岵 6518 猢 6609 怙 6679 惚 6717 浒 6816 滹 6879 琥 7190槲 7346 轷 7385 觳 7618 烀 7635 煳 7646 戽 7670 扈 7672祜 7679 瓠 8013 鹕 8041 鹱 8055 笏 8343 醐 8513 斛 8590</text:p>
      <text:p text:style-name="P2">ｈｕａ</text:p>
      <text:p text:style-name="Standard">花 2708 哗 2709 华 2710 猾 2711 滑 2712 画 2713 划 2714化 2715 话 2716 骅 7072 桦 7275 砉 7725 铧 7892</text:p>
      <text:p text:style-name="P2">ｈｕａｉ</text:p>
      <text:p text:style-name="Standard">槐 2717 徊 2718 怀 2719 淮 2720 坏 2721 踝 8555</text:p>
      <text:p text:style-name="P2">ｈｕａｎ</text:p>
      <text:p text:style-name="Standard">欢 2722 环 2723 桓 2724 还 2725 缓 2726 换 2727 患 2728唤 2729 痪 2730 豢 2731 焕 2732 涣 2733 宦 2734 幻 2735郇 5908 奂 5928 萑 6140 擐 6307 圜 6487 獾 6621 洹 6801浣 6829 漶 6881 寰 6930 逭 6953 缳 7157 锾 7944 鲩 8673鬟 8763</text:p>
      <text:p text:style-name="Standard"> </text:p>
      <text:p text:style-name="P2">ｈｕａｎｇ</text:p>
      <text:p text:style-name="Standard">荒 2736 慌 2737 黄 2738 磺 2739 蝗 2740 簧 2741 皇 2742凰 2743 惶 2744 煌 2745 晃 2746 幌 2747 恍 2748 谎 2749隍 5882 徨 6569 湟 6850 潢 6874 遑 6956 璜 7211 肓 7533癀 8105 蟥 8308 篁 8382 鳇 8692</text:p>
      <text:p text:style-name="P2">ｈｕｉ</text:p>
      <text:p text:style-name="Standard"><text:soft-page-break/>灰 2750 挥 2751 辉 2752 徽 2753 恢 2754 蛔 2755 回 2756毁 2757 悔 2758 慧 2759 卉 2760 惠 2761 晦 2762 贿 2763秽 2764 会 2765 烩 2766 汇 2767 讳 2768 诲 2769 绘 2770诙 5822 茴 6078 荟 6086 蕙 6205 咴 6352 哕 6360 喙 6425隳 6736 洄 6807 浍 6811 彗 6971 缋 7132 珲 7185 晖 7445恚 7703 虺 8219 蟪 8319 麾 8766</text:p>
      <text:p text:style-name="P2">ｈｕｎ</text:p>
      <text:p text:style-name="Standard">荤 2771 昏 2772 婚 2773 魂 2774 浑 2775 混 2776 诨 5827馄 6638 阍 6752 溷 6867</text:p>
      <text:p text:style-name="P2">ｈｕｏ</text:p>
      <text:p text:style-name="Standard">豁 2777 活 2778 伙 2779 火 2780 获 2781 或 2782 惑 2783霍 2784 货 2785 祸 2786 劐 5669 藿 6229 攉 6311 嚯 6475夥 6623 钬 7856 锪 7933 镬 7976 耠 8175 蠖 8322</text:p>
      <text:p text:style-name="P3">I</text:p>
      <text:p text:style-name="P4">没有</text:p>
      <text:p text:style-name="P3">J</text:p>
      <text:p text:style-name="P2">ｊｉ</text:p>
      <text:p text:style-name="Standard">击 2787 圾 2788 基 2789 机 2790 畸 2791 稽 2792 积 2793箕 2794 肌 2801 饥 2802 迹 2803 激 2804 讥 2805 鸡 2806姬 2807 绩 2808 缉 2809 吉 2810 极 2811 棘 2812 辑 2813籍 2814 集 2815 及 2816 急 2817 疾 2818 汲 2819 即 2820嫉 2821 级 2822 挤 2823 几 2824 脊 2825 己 2826 蓟 2827技 2828 冀 2829 季 2830 伎 2831 祭 2832 剂 2833 悸 2834济 2835 寄 2836 寂 2837 计 2838 记 2839 既 2840 忌 2841际 2842 妓 2843 继 2844 纪 2845 丌 5602 亟 5629 乩 5632剞 5662 佶 5705 偈 5742 诘 5821 墼 5952 芨 6024 芰 6033荠 6089 蒺 6180 蕺 6210 掎 6265 叽 6320 咭 6350 哜 6366唧 6383 岌 6507 嵴 6553 洎 6809 屐 6976 骥 7087 畿 7160玑 7165 楫 7314 殛 7374 戟 7410 戢 7411 觊 7473 犄 7487齑 7620 矶 7722 羁 7831 嵇 7990 稷 8002 瘠 8104 虮 8217笈 8337 笄 8339 暨 8463 跻 8550 跽 8553 霁 8611 鲚 8661鲫 8674 髻 8757 麂 8768</text:p>
      <text:p text:style-name="P2">ｊｉａ</text:p>
      <text:p text:style-name="Standard">嘉 2846 枷 2847 夹 2848 佳 2849 家 2850 加 2851 荚 2852颊 2853 贾 2854 甲 2855 钾 2856 假 2857 稼 2858 价 2859架 2860 驾 2861 嫁 2862 郏 5903 葭 6171 岬 6521 浃 6804迦 6940 珈 7176 戛 7409 胛 7546 恝 7702 铗 7882 镓 7956痂 8072 瘕 8093 袷 8142 蛱 8244 笳 8353 袈 8434 跏 8542</text:p>
      <text:p text:style-name="P2">ｊｉａｎ</text:p>
      <text:p text:style-name="Standard">歼 2863 监 2864 坚 2865 尖 2866 笺 2867 间 2868 煎 2869兼 2870 肩 2871 艰 2872 奸 2873 缄 2874 茧 2875 检 2876柬 2977 碱 2878 硷 2879 拣 2880 捡 2881 简 2882 俭 2883剪 2884 减 2885 荐 2886 槛 2887 鉴 2888 践 2889 贱 2890见 2891 键 2892 箭 2893 件 2894 健 2901 舰 2902 剑 2903饯 2904 渐 2905 溅 2906 涧 2907 建 2908 僭 5752 谏 5841谫 5857 菅 6149 蒹 6183 搛 6286 囝 6478 湔 6853 蹇 6931謇 6932 缣 7144 枧 7237 楗 7305 戋 7407 戬 7415 牮 7480犍 7489 毽 7506 腱 7576 睑 7790 锏 7921 鹣 8047 裥 8148笕 8340 翦 8469 趼 8534 踺 8561 鲣 8668 鞯 8721</text:p>
      <text:p text:style-name="P2">ｊｉａｎｇ</text:p>
      <text:p text:style-name="Standard">僵 2909 姜 2910 将 2911 浆 2912 江 2913 疆 2914 蒋 2915桨 2916 奖 2917 讲 2918 匠 2919 酱 2920 降 2921 茳 6092洚 6814 绛 7113 缰 7154 犟 7481 礓 7768 耩 8180 糨 8461豇 8488</text:p>
      <text:p text:style-name="P2">ｊｉａｏ</text:p>
      <text:p text:style-name="Standard">蕉 2922 椒 2923 礁 2924 焦 2925 胶 2926 交 2927 郊 2928浇 2929 骄 2930 娇 2931 嚼 2932 搅 2933 铰 2934 矫 2935侥 2936 脚 2937 狡 2938 角 2939 饺 2940 缴 2941 绞 2942剿 2943 教 2944 酵 2945 轿 2946 较 2947 叫 2948 窖 2949佼 5714 僬 5753 艽 6020 茭 6090 挢 6256 噍 6461 峤 6529徼 6572 湫 6848 姣 7015 敫 7524 皎 8008 鹪 8052 蛟 8252醮 8520 跤 8551 鲛 8662</text:p>
      <text:p text:style-name="P2">ｊｉｅ</text:p>
      <text:p text:style-name="Standard">揭 2950 接 2951 皆 2952 秸 2953 街 2954 阶 2955 截 2956劫 2957 节 2958 桔 2959 杰 2960 捷 2961 睫 2962 竭 2963洁 2964 结 2965 解 2966 姐 2967 戒 2968 藉 2969 芥 2970界 2971 借 2972 介 2973 疥 2974 诫 2975 届 2976 拮 6255喈 6414 嗟 6421 婕 7028 孑 7061 桀 7278 碣 7757 讦 5806疖 8060 颉 8201 蚧 8227 羯 8441 鲒 8658 骱 8726</text:p>
      <text:p text:style-name="P2">ｊｉｎ</text:p>
      <text:p text:style-name="Standard"><text:soft-page-break/>巾 2977 筋 2978 斤 2979 金 2980 今 2981 津 2982 襟 2983紧 2984 锦 2985 仅 2986 谨 2987 进 2988 靳 2989 晋 2990禁 2991 近 2992 烬 2993 浸 2994 尽 3001 劲 3002 卺 5865荩 6103 堇 6132 噤 6468 馑 6643 廑 6659 妗 7001 缙 7138瑾 7210 槿 7340 赆 7465 觐 7478 衿 8138</text:p>
      <text:p text:style-name="P2">ｊｉｎｇ</text:p>
      <text:p text:style-name="Standard">荆 3003 兢 3004 茎 3005 睛 3006 晶 3007 鲸 3008 京 3009惊 3010 精 3011 粳 3012 经 3013 井 3014 警 3015 景 3016颈 3017 静 3018 境 3019 敬 3020 镜 3021 径 3022 痉 3023靖 3024 竟 3025 竞 3026 净 3027 刭 5657 儆 5751 阱 5869菁 6128 獍 6616 憬 6729 泾 6794 迳 6941 弪 6982 婧 7026肼 7534 胫 7554 腈 7570 旌 7626 靓 8606</text:p>
      <text:p text:style-name="P2">ｊｉｏｎｇ</text:p>
      <text:p text:style-name="Standard">炯 3028 窘 3029 迥 6936 扃 7671</text:p>
      <text:p text:style-name="P2">ｊｉｕ</text:p>
      <text:p text:style-name="Standard">揪 3030 究 3031 纠 3032 玖 3033 韭 3034 久 3035 灸 3036九 3037 酒 3038 厩 3039 救 3040 旧 3041 臼 3042 舅 3043咎 3044 就 3045 疚 3046 僦 5754 啾 6417 阄 6746 柩 7249桕 7274 鸠 8015 鹫 8053 赳 8481 鬏 8761</text:p>
      <text:p text:style-name="P2">ｊｕ</text:p>
      <text:p text:style-name="Standard">鞠 3047 拘 3048 狙 3049 疽 3050 居 3051 驹 3052 菊 3053局 3054 咀 3055 矩 3056 举 3057 沮 3058 聚 3059 拒 3060据 3061 巨 3062 具 3063 距 3064 踞 3065 锯 3066 俱 3067句 3068 惧 3069 炬 3070 剧 3071 倨 5738 讵 5810 苣 6036苴 6058 莒 6076 掬 6268 遽 6965 屦 6980 琚 7202 椐 7307榘 7316 榉 7323 橘 7357 犋 7488 飓 7611 钜 7850 锔 7924窭 8132 裾 8153 趄 8482 醵 8522 踽 8565 龃 8620 雎 8634瞿 8636 鞫 8722</text:p>
      <text:p text:style-name="P2">ｊｕａｎ</text:p>
      <text:p text:style-name="Standard">捐 3072 鹃 3073 娟 3074 倦 3075 眷 3076 卷 3077 绢 3078鄄 5918 狷 6590 涓 6824 桊 7280 蠲 7835 锩 7935 镌 7952 隽 8633</text:p>
      <text:p text:style-name="P2">ｊｕｅ</text:p>
      <text:p text:style-name="Standard">撅 3079 攫 3080 抉 3081 掘 3082 倔 3083 爵 3084 觉 3085决 3086 诀 3087 绝 3088 厥 5642 劂 5667 谲 5860 矍 5939蕨 6207 噘 6457 噱 6469 崛 6540 獗 6617 孓 7062 珏 7169桷 7286 橛 7351 爝 7663 镢 7967 蹶 8574 觖 8591</text:p>
      <text:p text:style-name="P2">ｊｕｎ</text:p>
      <text:p text:style-name="Standard">均 3089 菌 3090 钧 3091 军 3092 君 3093 峻 3094 俊 3101竣 3102 浚 3103 郡 3104 骏 3105 捃 6260 皲 8168 筠 8362麇 8769</text:p>
      <text:p text:style-name="P3">K</text:p>
      <text:p text:style-name="P2">ｋａ</text:p>
      <text:p text:style-name="Standard">喀 3106 咖 3107 卡 3108 咯 3109 佧 5691 咔 6339 胩 7544</text:p>
      <text:p text:style-name="P2">ｋａｉ</text:p>
      <text:p text:style-name="Standard">开 3110 揩 3111 楷 3112 凯 3113 慨 3114 剀 5660 垲 5978蒈 6160 忾 6673 恺 6693 铠 7888 锎 7920 锴 7939</text:p>
      <text:p text:style-name="Standard"> </text:p>
      <text:p text:style-name="P2">ｋａｎ</text:p>
      <text:p text:style-name="Standard">刊 3115 堪 3116 勘 3117 坎 3118 砍 3119 看 3120 侃 5709莰 6108 阚 6759 戡 7412 龛 7772 瞰 7811</text:p>
      <text:p text:style-name="Standard"><text:span text:style-name="T2">ｋ</text:span><text:span text:style-name="T1">a</text:span><text:span text:style-name="T2">ｎｇ</text:span></text:p>
      <text:p text:style-name="Standard">康 3121 慷 3122 糠 3123 扛 3124 抗 3125 亢 3126 炕 3127伉 5688 闶 6742 钪 7854</text:p>
      <text:p text:style-name="P2">ｋａｏ</text:p>
      <text:p text:style-name="Standard">考 3128 拷 3129 烤 3130 靠 3131 尻 6974 栲 7264 犒 7491铐 7877</text:p>
      <text:p text:style-name="P2">ｋｅ</text:p>
      <text:p text:style-name="Standard"><text:soft-page-break/>坷 3132 苛 3133 柯 3134 棵 3135 磕 3136 颗 3137 科 3138壳 3139 咳 3140 可 3141 渴 3142 克 3143 刻 3144 客 3145课 3146 嗑 6430 岢 6519 恪 6701 溘 6859 骒 7076 缂 7128珂 7170 轲 7380 氪 7520 瞌 7807 钶 7861 锞 7930 稞 7993疴 8066 窠 8129 颏 8204 蚵 8234 蝌 8282 髁 8733</text:p>
      <text:p text:style-name="P2">ｋｅｎ</text:p>
      <text:p text:style-name="Standard">肯 3147 啃 3148 垦 3149 恳 3150 裉 8144</text:p>
      <text:p text:style-name="P2">ｋｅｎｇ</text:p>
      <text:p text:style-name="Standard">坑 3151 吭 3152 铿 7912</text:p>
      <text:p text:style-name="P2">ｋｏｎｇ</text:p>
      <text:p text:style-name="Standard">空 3153 恐 3154 孔 3155 控 3156 倥 5737 崆 6539 箜 8377</text:p>
      <text:p text:style-name="P2">ｋｏｕ</text:p>
      <text:p text:style-name="Standard">抠 3157 口 3158 扣 3159 寇 3160 芤 6050 蔻 6202 叩 6321眍 7778 筘 8356</text:p>
      <text:p text:style-name="P2">ｋｕ</text:p>
      <text:p text:style-name="Standard">枯 3161 哭 3162 窟 3163 苦 3164 酷 3165 库 3166 裤 3167刳 5658 堀 6005 喾 6423 绔 7111 骷 8728</text:p>
      <text:p text:style-name="P2">ｋｕａ</text:p>
      <text:p text:style-name="Standard">夸 3168 垮 3169 挎 3170 跨 3171 胯 3172 侉 5708</text:p>
      <text:p text:style-name="P2">ｋｕａｉ</text:p>
      <text:p text:style-name="Standard">块 3173 筷 3174 侩 3175 快 3176 蒯 5665 郐 5906 哙 6364狯 6586 脍 7558</text:p>
      <text:p text:style-name="P2">ｋｕａｎ</text:p>
      <text:p text:style-name="Standard">宽 3177 款 3178 髋 8737</text:p>
      <text:p text:style-name="P2">ｋｕａｎｇ</text:p>
      <text:p text:style-name="Standard">匡 3179 筐 3180 狂 3181 框 3182 矿 3183 眶 3184 旷 3185况 3186 诓 5818 诳 5831 邝 5887圹 5959 夼 6237 哐 6349囗 6477 纩 7094 贶 7460</text:p>
      <text:p text:style-name="P2">ｋｕｉ</text:p>
      <text:p text:style-name="Standard">亏 3187 盔 3188 岿 3189 窥 3190 葵 3191 奎 3192 魁 3193傀 3194 馈 3201 愧 3202 溃 3203 馗 5624 匮 5649 夔 5771隗 5883 蒉 6162 揆 6281 喹 6413 喟 6416 悝 6706 愦 6720逵 6951 暌 7450 睽 7805 聩 8189 蝰 8281 篑 8381 跬 8545</text:p>
      <text:p text:style-name="P2">ｋｕｎ</text:p>
      <text:p text:style-name="Standard">坤 3204 昆 3205 捆 3206 困 3207 悃 6707 阃 6745 琨 7191锟 7931 醌 8511 鲲 8679 髡 8753</text:p>
      <text:p text:style-name="P2">ｋｕｏ</text:p>
      <text:p text:style-name="Standard">括 3208 扩 3209 廓 3210 阔 3211 蛞 8250</text:p>
      <text:p text:style-name="P3">L</text:p>
      <text:p text:style-name="P2">ｌａ</text:p>
      <text:p text:style-name="Standard">垃 3212 拉 3213 喇 3214 蜡 3215 腊 3216 辣 3217 啦 3218剌 5661 邋 6969 旯 7425 砬 7739 瘌 8088</text:p>
      <text:p text:style-name="P2">ｌａｉ</text:p>
      <text:p text:style-name="Standard">莱 3219 来 3220 赖 3221 崃 6533 徕 6566 涞 6821 濑 6894赉 7467 赍 7469 睐 7789 铼 7910 癞 8114 籁 8405</text:p>
      <text:p text:style-name="P2">ｌａｎ</text:p>
      <text:p text:style-name="Standard">蓝 3222 婪 3223 栏 3224 拦 3225 篮 3226 阑 3227 兰 3228澜 3229 谰 3230 揽 3231 览 3232 懒 3233 缆 3234 烂 3235滥 3236 岚 6516 漤 6877 榄 7313 斓 7621 罱 7829 镧 7971褴 8160</text:p>
      <text:p text:style-name="P2">ｌａｎｇ</text:p>
      <text:p text:style-name="Standard">琅 3237 榔 3238 狼 3239 廊 3240 郎 3241 朗 3242 浪 3243莨 6125 蒗 6185 啷 6405 阆 6747 锒 7922 稂 7992 螂8275</text:p>
      <text:p text:style-name="P2">ｌａｏ</text:p>
      <text:p text:style-name="Standard">捞 3244 劳 3245 牢 3246 老 3247 佬 3248 姥 3249 酪 3250烙 3251 涝 3252 唠 6375 崂 6532 栳 7265 铑 7878 铹 7909痨 8076 耢 8176 醪 8518</text:p>
      <text:p text:style-name="P2">ｌｅ</text:p>
      <text:p text:style-name="Standard"><text:soft-page-break/>勒 3253 乐 3254 仂 5676 叻 6323 泐 6778 鳓 8706</text:p>
      <text:p text:style-name="P2">ｌｅｉ</text:p>
      <text:p text:style-name="Standard">雷 3255 镭 3256 蕾 3257 磊 3258 累 3259 儡 3260 垒 3261擂 3262 肋 3263 类 3264 泪 3265 羸 5790 诔 5819 嘞 6447嫘 7048 缧 7148 檑 7359 耒 8171 酹 8510</text:p>
      <text:p text:style-name="P2">ｌｅｎｇ</text:p>
      <text:p text:style-name="Standard">棱 3266 楞 3267 冷 3268 塄 6008 愣 6722</text:p>
      <text:p text:style-name="P2">ｌｉ</text:p>
      <text:p text:style-name="Standard">厘 3269 梨 3270 犁 3271 黎 3272 篱 3273 狸 3274 离 3275漓 3276 理 3277 李 3278 里 3279 鲤 3280 礼 3281 莉 3282荔 3283 吏 3284 栗 3285 丽 3286 厉 3287 励 3288 砾 3289历 3290 利 3291 傈 3292 例 3293 俐 3294 痢 3301 立 3302粒 3303 沥 3304 隶 3305 力 3306 璃 3307 哩 3308 俪 5719俚 5721 郦 5910 坜 5962 苈 6034 莅 6116 蓠 6181 藜 6228呖 6331 唳 6406 喱 6412 猁 6591 溧 6864 澧 6902 逦 6946娌 7018 嫠 7043 骊 7074 缡 7142 枥 7232 栎 7261 轹 7386戾 7669 砺 7734 詈 7826 罹 7830 锂 7914 鹂 8031 疠 8061疬 8063 蛎 8235 蜊 8259 蠡 8327 笠 8350 篥 8386 粝 8447醴 8523 跞 8540 雳 8608 鲡 8666 鳢 8715 黧 8783</text:p>
      <text:p text:style-name="P2">ｌｉａ</text:p>
      <text:p text:style-name="Standard">俩 3309</text:p>
      <text:p text:style-name="P2">ｌｉａｎ</text:p>
      <text:p text:style-name="Standard">联 3310 莲 3311 连 3312 镰 3313 廉 3314 怜 3315 涟 3316帘 3317 敛 3318 脸 3319 链 3320 恋 3321 炼 3322 练 3323蔹 6192 奁 6238 潋 6882 濂 6905 琏 7186 楝 7312 殓 7371臁 7601 裢 8145 裣 8147 蠊 8325 鲢 8667</text:p>
      <text:p text:style-name="P2">ｌｉａｎｇ</text:p>
      <text:p text:style-name="Standard">粮 3324 凉 3325 梁 3326 粱 3327 良 3328 两 3329 辆 3330量 3331 晾 3332 亮 3333 谅 3334墚 6014 椋 7303 踉 8552魉 8743</text:p>
      <text:p text:style-name="P2">ｌｉａｏ</text:p>
      <text:p text:style-name="Standard">撩 3335 聊 3336 僚 3337 疗 3338 燎 3339 寥 3340 辽 3341潦 3342 了 3343 撂 3344 镣 3345 廖 3346 料 3347 蓼 6204尥 6245 嘹 6458 獠 6618 寮 6928 缭 7152 钌 7841 鹩 8051</text:p>
      <text:p text:style-name="P2">ｌｉｅ</text:p>
      <text:p text:style-name="Standard">列 3348 裂 3349 烈 3350 劣 3351 猎 3352 冽 5793 埒 5988捩 6270 咧 6354 洌 6803 趔 8483 躐 8581 鬣 8764</text:p>
      <text:p text:style-name="P2">ｌｉｎ</text:p>
      <text:p text:style-name="Standard">琳 3353 林 3354 磷 3355 霖 3356 临 3357 邻 3358 鳞 3359淋 3360 凛 3361 赁 3362 吝 3363 蔺 6194 啉 6388 嶙 6555廪 6662 懔 6733 遴 6964 檩 7361 辚 7405 膦 7602 瞵 7812粼 8452 躏 8579 麟 8775</text:p>
      <text:p text:style-name="P2">ｌｉｎｇ</text:p>
      <text:p text:style-name="Standard">拎 3364 玲 3365 菱 3366 零 3367 龄 3368 铃 3369 伶 3370羚 3371 凌 3372 灵 3373 陵 3374 岭 3375 领 3376 另 3377令 3378 酃 5925 苓 6063 呤 6342 囹 6482 泠 6786 绫 7117柃 7258 棂 7289 瓴 7418 聆 8186 蛉 8240 翎 8465 鲮 8676</text:p>
      <text:p text:style-name="P2">ｌｉｕ</text:p>
      <text:p text:style-name="Standard">溜 3379 琉 3380 榴 3381 硫 3382 馏 3383 留 3384 刘 3385瘤 3386 流 3387 柳 3388 六 3389 浏 6815 遛 6962 骝 7082绺 7124 旒 7628 熘 7654 锍 7919 镏 7954 鹨 8050 鎏 8644</text:p>
      <text:p text:style-name="P2">ｌｏｎｇ</text:p>
      <text:p text:style-name="Standard">龙 3390 聋 3391 咙 3392 笼 3393 窿 3394 隆 3401 垄 3402拢 3403 陇 3404 垅 5966 茏 6055 泷 6781 珑 7171 栊 7248胧 7542 砻 7735 癃 8110</text:p>
      <text:p text:style-name="P2">ｌｏｕ</text:p>
      <text:p text:style-name="Standard">楼 3405 娄 3406 搂 3407 篓 3408 漏 3409 陋 3410 偻 5745蒌 6168 喽 6422 嵝 6548 镂 7946 瘘 8092 耧 8179 蝼 8287髅 8735</text:p>
      <text:p text:style-name="P2">ｌｕ</text:p>
      <text:p text:style-name="Standard"><text:soft-page-break/>芦 3411 卢 3412 颅 3413 庐 3414 炉 3415 掳 3416 卤 3417虏 3418 鲁 3419 麓 3420 碌 3421 露 3422 路 3423 赂 3424鹿 3425 潞 3426 禄 3427 录 3428 陆 3429 戮 3430 垆 5968撸 6303 噜 6464 泸 6782 渌 6843 漉 6885 逯 6954 璐 7220栌 7251 橹 7354 轳 7381 辂 7391 辘 7404 氇 7510 胪 7545镥 7969 鸬 8021 鹭 8056 簏 8392 舻 8421 鲈 8652</text:p>
      <text:p text:style-name="P2">ｌｕａｎ</text:p>
      <text:p text:style-name="Standard">峦 3445 挛 3446 孪 3447 滦 3448 卵 3449 乱 3450 脔 5785娈 7014 栾 7279 鸾 8029 銮 8639</text:p>
      <text:p text:style-name="P2">ｌｕｎ</text:p>
      <text:p text:style-name="Standard">抡 3453 轮 3454 伦 3455 仑 3456 沦 3457 纶 3458 论 3459囵 6480</text:p>
      <text:p text:style-name="P2">ｌｕｏ</text:p>
      <text:p text:style-name="Standard">萝 3460 螺 3461 罗 3462 逻 3463 锣 3464 箩 3465 骡 3466裸 3467 落 3468 洛 3469 骆 3470 络 3471 倮 5732 蠃 5789荦 6093 摞 6291 猡 6604 泺 6788 漯 6880 珞 7183 椤 7301脶 7565 镙 7961 瘰 8107 雒 8635</text:p>
      <text:p text:style-name="Standard"><text:span text:style-name="T2">ｌ</text:span><text:span text:style-name="T1">ü</text:span></text:p>
      <text:p text:style-name="Standard">驴 3431 吕 3432 铝 3433 侣 3434 旅 3435 履 3436 屡 3437缕 3438 虑 3439 氯 3440 律 3441 率 3442 滤 3443 绿 3444捋 6259 闾 6744 榈 7321 膂 7586 稆 7989 褛 8158</text:p>
      <text:p text:style-name="Standard"><text:span text:style-name="T2">ｌ</text:span><text:span text:style-name="T1">ü</text:span><text:span text:style-name="T2">ｅ</text:span></text:p>
      <text:p text:style-name="Standard">掠 3451 略 3452 锊 7918</text:p>
      <text:p text:style-name="P4"><text:span text:style-name="T1">M</text:span> </text:p>
      <text:p text:style-name="P2">ｍ</text:p>
      <text:p text:style-name="Standard">呒 6328</text:p>
      <text:p text:style-name="P2">ｍａ</text:p>
      <text:p text:style-name="Standard">妈 3472 麻 3473 玛 3474 码 3475 蚂 3476 马 3477 骂 3478嘛 3479 吗 3480 犸 6579 杩 7231 蟆 8301</text:p>
      <text:p text:style-name="P2">ｍａｉ</text:p>
      <text:p text:style-name="Standard">埋 3481 买 3482 麦 3483 卖 3484 迈 3485 脉 3486 劢 5929荬 6104 唛 6373 霾 8618</text:p>
      <text:p text:style-name="P2">ｍａｎ</text:p>
      <text:p text:style-name="Standard">瞒 3487 馒 3488 蛮 3489 满 3490 蔓 3491 曼 3492 慢 3493漫 3494 谩 3501 墁 6012 幔 6503 缦 7147 熳 7655 镘 7960颟 8209 螨 8293 鳗 8709 鞔 8720</text:p>
      <text:p text:style-name="P2">ｍａｎｇ</text:p>
      <text:p text:style-name="Standard">芒 3502 茫 3503 盲 3504 氓 3505 忙 3506 莽 3507 邙 5888漭 6861 硭 7743 蟒 8294</text:p>
      <text:p text:style-name="P2">ｍａｏ</text:p>
      <text:p text:style-name="Standard">猫 3508 茅 3509 锚 3510 毛 3511 矛 3512 铆 3513 卯 3514茂 3515 冒 3516 帽 3517 貌 3518 贸 3519 袤 5783 茆 6066峁 6525 泖 6787 瑁 7203 昴 7436 牦 7483 耄 7503 旄 7624</text:p>
      <text:p text:style-name="Standard">懋 7714 瞀 7806 蝥 8290 蟊 8317 髦 8754</text:p>
      <text:p text:style-name="P2">ｍｅ</text:p>
      <text:p text:style-name="Standard">么 3520麽 8765</text:p>
      <text:p text:style-name="P2">ｍｅｉ</text:p>
      <text:p text:style-name="Standard">玫 3521 枚 3522 梅 3523 酶 3524 霉 3525 煤 3526 没 3527眉 3528 媒 3529 镁 3530 每 3531 美 3532 昧 3533 寐 3534妹 3535 媚 3536 莓 6114 嵋 6550 猸 6613 浼 6828 湄 6856楣 7325 镅 7949 鹛 8044 袂 8139 魅 8740</text:p>
      <text:p text:style-name="P2">ｍｅｎ</text:p>
      <text:p text:style-name="Standard">门 3537 闷 3538 们 3539 扪 6249 焖 7643 懑 7715 钔 7845</text:p>
      <text:p text:style-name="P2">ｍｅｎｇ</text:p>
      <text:p text:style-name="Standard">萌 3540 蒙 3541 檬 3542 盟 3543 锰 3544 猛 3545 梦 3546孟 3547 勐 5934 甍 6189 瞢 6211 懵 6734 朦 7592 礞 7770虻 8221 蜢 8276 蠓 8323 艋 8427 艨 8431</text:p>
      <text:p text:style-name="P2">ｍｉ</text:p>
      <text:p text:style-name="Standard"><text:soft-page-break/>眯 3548 醚 3549 靡 3550 糜 3551 迷 3552 谜 3553 弥 3554米 3555 秘 3556 觅 3557 泌 3558 蜜 3559 密 3560 幂 3561芈 5634 谧 5855 蘼 6234 廾 6235 咪 6368 嘧 6455 猕 6608汨 6772 宓 6921 弭 6984 脒 7563 祢 7682 敉 8445 糸 8473縻 8767 麋 8771</text:p>
      <text:p text:style-name="P2">ｍｉａｎ</text:p>
      <text:p text:style-name="Standard">棉 3562 眠 3563 绵 3564 冕 3565 免 3566 勉 3567 娩 3568缅 3569 面 3570 沔 6770 渑 6837 湎 6847 腼 7579 眄 7777黾 8628</text:p>
      <text:p text:style-name="P2">ｍｉａｏ</text:p>
      <text:p text:style-name="Standard">苗 3571 描 3572 瞄 3573 藐 3574 秒 3575 渺 3576 庙 3577妙 3578 喵 6387 邈 6967 缈 7131 缪 7149 杪 7234 淼 7721眇 7780 鹋 8037</text:p>
      <text:p text:style-name="P2">ｍｉｅ</text:p>
      <text:p text:style-name="Standard">蔑 3579 灭 3580 乜 5631 咩 6367 蠛 8326 篾 8390</text:p>
      <text:p text:style-name="P2">ｍｉｎ</text:p>
      <text:p text:style-name="Standard">民 3581 抿 3582 皿 3583 敏 3584 悯 3585 闽 3586 苠 6069岷 6526 闵 6741 泯 6793 缗 7137 玟 7168 珉 7175 愍 7710鳘 8710</text:p>
      <text:p text:style-name="P2">ｍｉｎｇ</text:p>
      <text:p text:style-name="Standard">明 3587 螟 3588 鸣 3589 铭 3590 名 3591 命 3592 冥 5804茗 6088 溟 6873 暝 7452 瞑 7808 酩 8504</text:p>
      <text:p text:style-name="P2">ｍｉｕ</text:p>
      <text:p text:style-name="Standard">谬 3593</text:p>
      <text:p text:style-name="P2">ｍｏ</text:p>
      <text:p text:style-name="Standard">摸 3594 摹 3601 蘑 3602 模 3603 膜 3604 磨 3605 摩 3606魔 3607 抹 3608 末 3609 莫 3610 墨 3611 默 3612 沫 3613漠 3614 寞 3615 陌 3616 谟 5851 茉 6052 蓦 6175 馍 6641嫫 7038 嬷 7054 殁 7366 镆 7950 秣 7987 瘼 8102 耱 8182貊 8586 貘 8588</text:p>
      <text:p text:style-name="P2">ｍｏｕ</text:p>
      <text:p text:style-name="Standard">谋 3617 牟 3618 某 3619 侔 5716 哞 6372 眸 7788 蛑 8254 鍪 8642</text:p>
      <text:p text:style-name="P2">ｍｕ</text:p>
      <text:p text:style-name="Standard">拇 3620 牡 3621 亩 3622 姆 3623 母 3624 墓 3625 暮 3626幕 3627 募 3628 慕 3629 木 3630 目 3631 睦 3632 牧 3633穆 3634 仫 5679 坶 5793 苜 6057 沐 6769 毪 7504 钼 7866</text:p>
      <text:p text:style-name="P3">N</text:p>
      <text:p text:style-name="P2">ｎ</text:p>
      <text:p text:style-name="Standard">嗯 6437</text:p>
      <text:p text:style-name="P2">ｎａ</text:p>
      <text:p text:style-name="Standard">拿 3635 哪 3636 呐 3637 钠 3638 那 3639 娜 3640 纳 3641捺 6264 肭 7539 镎 7953 衲 8136</text:p>
      <text:p text:style-name="P2">ｎａｉ</text:p>
      <text:p text:style-name="Standard">氖 3642 乃 3643 奶 3644 耐 3645 奈 3646 鼐 5630 艿 6021萘 6133 柰 7245</text:p>
      <text:p text:style-name="P2">ｎａｎ</text:p>
      <text:p text:style-name="Standard">南 3647 男 3648 难 3649 喃 6411 囡 6479 楠 7310 腩 7578蝻 8279 赧 8486</text:p>
      <text:p text:style-name="P2">ｎａｎｇ</text:p>
      <text:p text:style-name="Standard">囊 3650 攮 6313 囔 6476 馕 6646 曩 7457</text:p>
      <text:p text:style-name="P2">ｎａｏ</text:p>
      <text:p text:style-name="Standard">挠 3651 脑 3652 恼 3653 闹 3654 淖 3655 孬 5611 垴 5981呶 6346 猱 6614 瑙 7207 硇 7748 铙 7883 蛲 8245</text:p>
      <text:p text:style-name="P2">ｎｅ</text:p>
      <text:p text:style-name="Standard">呢 3656 讷 5811</text:p>
      <text:p text:style-name="P2">ｎｅｉ</text:p>
      <text:p text:style-name="Standard">馁 3657 内 3658</text:p>
      <text:p text:style-name="P2">ｎｅｎ</text:p>
      <text:p text:style-name="Standard"><text:soft-page-break/>嫩 3659 恁 7705</text:p>
      <text:p text:style-name="P2">ｎｅｎｇ</text:p>
      <text:p text:style-name="Standard">能 3660</text:p>
      <text:p text:style-name="P2">ｎｉ</text:p>
      <text:p text:style-name="Standard">妮 3661 霓 3662 倪 3663 泥 3664 尼 3665 拟 3666 你 3667匿 3668 腻 3669 逆 3670 溺 3671 伲 5703 坭 5972 猊 6605怩 6685 昵 7439 旎 7627 睨 7794 铌 7874 鲵 8682</text:p>
      <text:p text:style-name="P2">ｎｉａｎ</text:p>
      <text:p text:style-name="Standard">蔫 3672 拈 3673 年 3674 碾 3675 撵 3676 捻 3677 念 3678廿 5605 埝 5994 辇 7393 黏 8004 鲇 8651 鲶 8683</text:p>
      <text:p text:style-name="P2">ｎｉａｎｇ</text:p>
      <text:p text:style-name="Standard">娘 3679 酿 3680</text:p>
      <text:p text:style-name="P2">ｎｉａｏ</text:p>
      <text:p text:style-name="Standard">鸟 3681 尿 3682 茑 6064 嬲 7053 脲 7569 袅 8433</text:p>
      <text:p text:style-name="P2">ｎｉｅ</text:p>
      <text:p text:style-name="Standard">捏 3683 聂 3684 孽 3685 啮 3686 镊 3687 镍 3688 涅 3689陧 5877 蘖 6233 嗫 6431 颞 8208 臬 8411 蹑 8570</text:p>
      <text:p text:style-name="P2">ｎｉｎ</text:p>
      <text:p text:style-name="Standard">您 369</text:p>
      <text:p text:style-name="P2">ｎｉｎｇ</text:p>
      <text:p text:style-name="Standard">柠 3691 狞 3692 凝 3693 宁 3694 拧 3701 泞 3702 佞 5690咛 6344 甯 6924 聍 8187</text:p>
      <text:p text:style-name="P2">ｎｉｕ</text:p>
      <text:p text:style-name="Standard">牛 3703 扭 3704 钮 3705 纽 3706 狃 6580 忸 6678 妞 7004</text:p>
      <text:p text:style-name="P2">ｎｏｎｇ</text:p>
      <text:p text:style-name="Standard">脓 3707 浓 3708 农 3709 弄 3710 侬 5715 哝 6370</text:p>
      <text:p text:style-name="P2">ｎｏｕ</text:p>
      <text:p text:style-name="Standard">耨 8181</text:p>
      <text:p text:style-name="P2">ｎｕ</text:p>
      <text:p text:style-name="Standard">奴 3711 努 3712 怒 3713 弩 6983 胬 7032 孥 7059 驽 7069</text:p>
      <text:p text:style-name="P2">ｎｕａｎ</text:p>
      <text:p text:style-name="Standard">暖 3715</text:p>
      <text:p text:style-name="P2">ｎｕｏ</text:p>
      <text:p text:style-name="Standard">挪 3718 懦 3719 糯 3720 诺 3721 傩 5748 搦 6289 喏 6386锘 7927</text:p>
      <text:p text:style-name="Standard"><text:span text:style-name="T2">ｎ</text:span><text:span text:style-name="T1">ü</text:span></text:p>
      <text:p text:style-name="Standard">女 3714 恧 7704 钕 7847 衄 8412</text:p>
      <text:p text:style-name="Standard"><text:span text:style-name="T2">ｎ</text:span><text:span text:style-name="T1">ü</text:span><text:span text:style-name="T2">ｅ</text:span></text:p>
      <text:p text:style-name="Standard">虐 3716 疟 3717</text:p>
      <text:p text:style-name="P3">O</text:p>
      <text:p text:style-name="P2">ｏ</text:p>
      <text:p text:style-name="Standard">哦 3722 噢 6462</text:p>
      <text:p text:style-name="P2">ｏｕ</text:p>
      <text:p text:style-name="P4">欧 3723 鸥 3724 殴 3725 藕 3726 呕 3727 偶 3728 沤 3729讴 5809 怄 6670 瓯 7417 耦 8178</text:p>
      <text:p text:style-name="P3">P</text:p>
      <text:p text:style-name="P2">ｐａ</text:p>
      <text:p text:style-name="Standard">啪 3730 趴 3731 爬 3732 帕 3733 怕 3734 琶 3735 葩 6166杷 7243 筢 8365</text:p>
      <text:p text:style-name="P2">ｐａｉ</text:p>
      <text:p text:style-name="Standard">拍 3736 排 3737 牌 3738 徘 3739 湃 3740 派 3741 俳 5729蒎 6169 哌 6363</text:p>
      <text:p text:style-name="P2">ｐａｎ</text:p>
      <text:p text:style-name="Standard"><text:soft-page-break/>攀 3742 潘 3743 盘 3744 磐 3745 盼 3746 畔 3747 判 3748叛 3749 拚 6253 爿 6761 泮 6790 袢 8140 襻 8165 蟠 8320蹒 8571</text:p>
      <text:p text:style-name="P2">ｐａｎｇ</text:p>
      <text:p text:style-name="Standard">乓 3750 庞 3751 旁 3752 耪 3753 胖 3754 滂 6872 逄 6944螃8306</text:p>
      <text:p text:style-name="P2">ｐａｏ</text:p>
      <text:p text:style-name="Standard">抛 3755 咆 3756 刨 3757 炮 3758 袍 3759 跑 3760 泡 3761匏 6243 狍 6583 庖 6650 脬 7567 疱 8069</text:p>
      <text:p text:style-name="P2">ｐｅｉ</text:p>
      <text:p text:style-name="Standard">呸 3762 胚 3763 培 3764 裴 3765 赔 3766 陪 3767 配 3768佩 3769 沛 3770 辔 6446 帔 6490 旆 7623 锫 7934 醅 8512霈 8612</text:p>
      <text:p text:style-name="P2">ｐｅｎ</text:p>
      <text:p text:style-name="Standard">喷 3771 盆 3722 湓 6852</text:p>
      <text:p text:style-name="P2">ｐｅｎｇ</text:p>
      <text:p text:style-name="Standard">砰 3773 抨 3774 烹 3775 澎 3776 彭 3777 蓬 3778 棚 3779硼 3780 篷 3781 膨 3782 朋 3783 鹏 3784 捧 3785 碰 3786堋 6001 嘭 6456 怦 6681 蟛 8318</text:p>
      <text:p text:style-name="P2">ｐｉ</text:p>
      <text:p text:style-name="Standard">坯 3787 砒 3788 霹 3789 批 3790 披 3791 劈 3792 琵 3793毗 3794 啤 3801 脾 3802 疲 3803 皮 3804 匹 3805 痞 3806僻 3807 屁 3808 譬 3809 丕 5607 仳 5682 陴 5880 邳 5892郫 5915 圮 5960 埤 5993 鼙 6017 芘 6037 擗 6308 噼 6472庀 6647 淠 6836 媲 7039 纰 7102 枇 7233 甓 7422 睥 7802罴 7828 铍 7875 癖 8117 蚍 8223 蜱 8271 貔 8589</text:p>
      <text:p text:style-name="P2">ｐｉａｎ</text:p>
      <text:p text:style-name="Standard">篇 3810 偏 3811 片 3812 骗 3813 谝 5850 骈 7073 犏 7490胼 7561 翩 8470 蹁 8568</text:p>
      <text:p text:style-name="P2">ｐｉａｏ</text:p>
      <text:p text:style-name="Standard">飘 3814 漂 3815 瓢 3816 票 3817 剽 5666 嘌 6449 嫖 7046缥 7146 殍 7372 瞟 7809 螵 8310</text:p>
      <text:p text:style-name="P2">ｐｉｅ</text:p>
      <text:p text:style-name="Standard">撇 3818 瞥 3819 苤 6054 氕 7513</text:p>
      <text:p text:style-name="P2">ｐｉｎ</text:p>
      <text:p text:style-name="Standard">拼 3820 频 3821 贫 3822 品 3823 聘 3824 姘 7016 嫔 7041榀 7315 牝 7482 颦 8213 虍 8214</text:p>
      <text:p text:style-name="P2">ｐｉｎｇ</text:p>
      <text:p text:style-name="Standard">乒 3825 坪 3826 苹 3827 萍 3828 平 3829 凭 3830 瓶 3831评 3832 屏 3833 俜 5723 娉 7019 枰 7250 鲆 8650</text:p>
      <text:p text:style-name="P2">ｐｏ</text:p>
      <text:p text:style-name="Standard">坡 3834 泼 3835 颇 3836 婆 3837 破 3838 魄 3839 迫 3840粕 3841 叵 5647 鄱 5922 珀 7174 攴 7423 钋 7839 钷 7862皤 8011 笸 8345</text:p>
      <text:p text:style-name="P2">ｐｏｕ</text:p>
      <text:p text:style-name="Standard">剖 3842 裒 5786 掊 6269</text:p>
      <text:p text:style-name="P2">ｐｕ</text:p>
      <text:p text:style-name="Standard">扑 3843 铺 3844 仆 3845 莆 3846 葡 3847 菩 3848 蒲 3849埔 3850 朴 3851 圃 3852 普 3853 浦 3854 谱 3855 曝 3856瀑 3857 匍 5773 噗 6459 溥 6863 濮 6907 璞 7217 氆 7511镤 7968 镨 7972 蹼 8575</text:p>
      <text:p text:style-name="P3">Q</text:p>
      <text:p text:style-name="P2">ｑｉ</text:p>
      <text:p text:style-name="Standard">期 3858 欺 3859 栖 3860 戚 3861 妻 3862 七 3863 凄 3864漆 3865 柒 3866 沏 3867 其 3868 棋 3869 奇 3870 歧 3871畦 3872 崎 3873 脐 3874 齐 3875 旗 3876 祈 3877 祁 3878骑 3879 起 3880 岂 3881 乞 3882 企 3883 启 3884 契 3885砌 3886 器 3887 气 3888 迄 3889 弃 3890 汽 3891 泣 3892讫 3893 亓 5633 俟 5725 圻 5963 芑 6027 芪 6046 萁 6129萋 6134 葺 6161 蕲 6213 嘁 6450 屺 6508 岐 6510 汔 6764淇 6831 骐 7075 绮 7118 琪 7187 琦 7189 杞 7229 桤 7271槭 7342 耆 7440 欹 7605 祺 7687 憩 7712 碛 7751 颀 8193蛴 8251 蜞 8264 綦 8475 綮 8476 蹊 8572 鳍 8702 麒 8772</text:p>
      <text:p text:style-name="P2"><text:soft-page-break/>ｑｉａ</text:p>
      <text:p text:style-name="Standard">掐 3894 恰 3901 洽 3902 葜 6154 髂 8736</text:p>
      <text:p text:style-name="P2">ｑｉａｎ</text:p>
      <text:p text:style-name="Standard">牵 3903 扦 3904 钎 3905 铅 3906 千 3907 迁 3908 签 3909仟 3910 谦 3911 乾 3912 黔 3913 钱 3914 钳 3915 前 3916潜 3917 遣 3918 浅 3919 谴 3920 堑 3921 嵌 3922 欠 3923歉 3924 倩 5727 佥 5761 阡 5868 芊 6023 芡 6045 茜 6071荨 6101 掮 6271 岍 6509 悭 6705 慊 6727 骞 6925 搴 6926褰 6929 缱 7155 椠 7293 肷 7541 愆 7709 钤 7852 箝 8373鬈 8760</text:p>
      <text:p text:style-name="P2">ｑｉａｎｇ</text:p>
      <text:p text:style-name="Standard">枪 3925 呛 3926 腔 3927 羌 3928 墙 3929 蔷 3930 强 3931</text:p>
      <text:p text:style-name="Standard">抢 3932 戕 6762 嫱 7045 樯 7341 戗 7408 炝 7633 锖 7926</text:p>
      <text:p text:style-name="Standard">锵 7947 镪 7974 襁 8163 蜣 8262 羟 8439 跄 8536</text:p>
      <text:p text:style-name="P2">ｑｉａｏ</text:p>
      <text:p text:style-name="Standard">橇 3933 锹 3934 敲 3935 悄 3936 桥 3937 瞧 3938 乔 3939侨 3940 巧 3941 鞘 3942 撬 3943 翘 3944 峭 3945 俏 3946窍 3947 劁 5668 诮 5829 谯 5859 荞 6081 愀 6724 憔 6730缲 7156 樵 7352 硗 7745 跷 8546 鞒 8719</text:p>
      <text:p text:style-name="P2">ｑｉｅ</text:p>
      <text:p text:style-name="Standard">切 3948 茄 3949 且 3950 怯 3951 窃 3952 郄 5907 惬 6711妾 7010 挈 7492 锲 7938 箧 8370</text:p>
      <text:p text:style-name="P2">ｑｉｎ</text:p>
      <text:p text:style-name="Standard">钦 3953 侵 3954 亲 3955 秦 3956 琴 3957 勤 3958 芹 3959擒 3960 禽 3961 寝 3962芩 6043 揿 6276 吣 6336嗪 6426 噙 6463 溱 6858 檎 7353 锓 7923 覃 8191 螓 8291衾 8432</text:p>
      <text:p text:style-name="P2">ｑｉｎｇ</text:p>
      <text:p text:style-name="Standard">青 3964 轻 3965 氢 3966 倾 3967 卿 3968 清 3969 擎 3970晴 3971 氰 3972 情 3973 顷 3974 请 3975 庆 3976 苘 6060圊 6485 檠 7349 磬 7764 蜻 8263 罄 8332 箐 8368 謦 8605鲭 8675 黥 8784</text:p>
      <text:p text:style-name="P2">ｑｉｏｎｇ</text:p>
      <text:p text:style-name="Standard">琼 3977 穷 3978 邛 5886 茕 6068 穹 8123 蛩 8243 跫 8528銎 8638</text:p>
      <text:p text:style-name="P2">ｑｉｕ</text:p>
      <text:p text:style-name="Standard">秋 3979 丘 3980 邱 3981 球 3982 求 3983 囚 3984 酋 3985泅 3986 俅 5720 巯 5947 犰 6576 逑 6947 遒 6957 楸 7317赇 7468 虬 8216 蚯 8239 蝤 8288 裘 8435 糗 8460 鳅 8690鼽 8792</text:p>
      <text:p text:style-name="P2">ｑｕ</text:p>
      <text:p text:style-name="Standard">趋 3987 区 3988 蛆 3989 曲 3990 躯 3991 屈 3992 驱 3993渠 3994 取 4001 娶 4002 龋 4003 趣 4004 去 4005 诎 5816劬 5930 蕖 6201 蘧 6230 岖 6511 衢 6573 阒 6754 璩 7219觑 7479 氍 7512 朐 7552 祛 7678 磲 7765 鸲 8022 癯 8119蛐 8248 蠼 8329 麴 8480 黢 8781</text:p>
      <text:p text:style-name="P2">ｑｕａｎ</text:p>
      <text:p text:style-name="Standard">圈 4006 颧 4007 权 4008 醛 4009 泉 4010 全 4011 痊 4012拳 4013 犬 4014 券 4015 劝 4016 诠 5825 荃 6085 悛 6710绻 7125 辁 7390 畎 7816 铨 7893 蜷 8273 筌 8360</text:p>
      <text:p text:style-name="P2">ｑｕｅ</text:p>
      <text:p text:style-name="Standard">缺 4017 炔 4018 瘸 4019 却 4020 鹊 4021 榷 4022 确 4023雀 4024 阕 6755 阙 6758 悫 7708</text:p>
      <text:p text:style-name="P2">ｑｕｎ</text:p>
      <text:p text:style-name="Standard">裙 4025 群 4026 逡 6950</text:p>
      <text:p text:style-name="P3">R</text:p>
      <text:p text:style-name="P2">ｒａｎ</text:p>
      <text:p text:style-name="Standard">然 4027 燃 4028 冉 4029 染 4030 苒 6059 蚺 8237 髯 8755</text:p>
      <text:p text:style-name="P2">ｒａｎｇ</text:p>
      <text:p text:style-name="Standard">瓤 4031 壤 4032 攘 4033 嚷 4034 让 4035 禳 7692 穰 8006</text:p>
      <text:p text:style-name="P2">ｒａｏ</text:p>
      <text:p text:style-name="Standard">饶 4036 扰 4037 绕 4038 荛 6073 娆 7012 桡 7267</text:p>
      <text:p text:style-name="P2"><text:soft-page-break/>ｒｅ</text:p>
      <text:p text:style-name="Standard">惹 4039 热 4040</text:p>
      <text:p text:style-name="P2">ｒｅｎ</text:p>
      <text:p text:style-name="Standard">壬 4041 仁 4042 人 4043 忍 4044 韧 4045 任 4046 认 4047刃 4048 妊 4049 纫 4050 仞 5680 荏 6083 葚 6156 饪 6631轫 7377 稔 7994 衽 8137</text:p>
      <text:p text:style-name="P2">ｒｅｎｇ</text:p>
      <text:p text:style-name="Standard">扔 4051 仍 4052</text:p>
      <text:p text:style-name="P2">ｒｉ</text:p>
      <text:p text:style-name="Standard">日 4053</text:p>
      <text:p text:style-name="P2">ｒｏｎｇ</text:p>
      <text:p text:style-name="Standard">戎 4054 茸 4055 蓉 4056 荣 4057 融 4058 熔 4059 溶 4060</text:p>
      <text:p text:style-name="Standard">容 4061 绒 4062 冗 4063 嵘 6541 狨 6585 榕 7337 肜 7532</text:p>
      <text:p text:style-name="Standard">蝾 8278</text:p>
      <text:p text:style-name="P2">ｒｏｕ</text:p>
      <text:p text:style-name="Standard">揉 4064 柔 4065 肉 4066 糅 8459 蹂 8569 鞣 8723</text:p>
      <text:p text:style-name="P2">ｒｕ</text:p>
      <text:p text:style-name="Standard">茹 4067 蠕 4068 懦 4069 孺 4070 如 4071 辱 4072 乳 4073汝 4074 入 4075 褥 4076 蓐 6174 薷 6224 嚅 6473 洳 6818溽 6865 濡 6906 缛 7140 铷 7908 襦 8164 颥 8212</text:p>
      <text:p text:style-name="P2">ｒｕａｎ</text:p>
      <text:p text:style-name="Standard">软 4077 阮 4078 朊 7535</text:p>
      <text:p text:style-name="P2">ｒｕｉ</text:p>
      <text:p text:style-name="Standard">蕊 4079 瑞 4080 锐 4081 芮 6039 蕤 6208 枘 7236 睿 780蚋 8224</text:p>
      <text:p text:style-name="P2">ｒｕｎ</text:p>
      <text:p text:style-name="Standard">闰 4082 润 408</text:p>
      <text:p text:style-name="P2">ｒｕｏ</text:p>
      <text:p text:style-name="Standard">若 4084 弱 4085 偌 5728 箬 8372</text:p>
      <text:p text:style-name="P3">S</text:p>
      <text:p text:style-name="P2">ｓａ</text:p>
      <text:p text:style-name="Standard">撒 4086 洒 4087 萨 4088 卅 5606 仨 5677 挲 7493 脎 7559飒 7610</text:p>
      <text:p text:style-name="P2">ｓａｉ</text:p>
      <text:p text:style-name="Standard">腮 4089 鳃 4090 塞 4091 赛 4092 噻 6471</text:p>
      <text:p text:style-name="P2">ｓａｎ</text:p>
      <text:p text:style-name="Standard">三 4093 叁 4094 伞 4101 散 4102 馓 6644 毵 7507 糁 8454</text:p>
      <text:p text:style-name="P2">ｓａｎｇ</text:p>
      <text:p text:style-name="Standard">桑 4103 嗓 4104 丧 4105 搡 6290 磉 7763 颡 8210</text:p>
      <text:p text:style-name="P2">ｓａｏ</text:p>
      <text:p text:style-name="Standard">搔 4106 骚 4107 扫 4108 嫂 4109 埽 6003 缫 7150 臊 7593瘙 8094 鳋 8694</text:p>
      <text:p text:style-name="P2">ｓｅ</text:p>
      <text:p text:style-name="Standard">瑟 4110 色 4111 涩 4112 啬 5636 铯 7904 穑 8003</text:p>
      <text:p text:style-name="P2">ｓｅｎ</text:p>
      <text:p text:style-name="Standard">森 4113</text:p>
      <text:p text:style-name="P2">ｓｅｎｇ</text:p>
      <text:p text:style-name="Standard">僧 4114</text:p>
      <text:p text:style-name="P2">ｓｈａ</text:p>
      <text:p text:style-name="Standard">莎 4115 砂 4116 杀 4117 刹 4118 沙 4119 纱 4120 傻 4121啥 4122 煞 4123 唼 6394 歃 7606 铩 7901 痧 8080 裟 8436霎 8614 鲨 8672</text:p>
      <text:p text:style-name="P2"><text:soft-page-break/>ｓｈａｉ</text:p>
      <text:p text:style-name="Standard">筛 4124 晒 4125 酾 8507</text:p>
      <text:p text:style-name="P2">ｓｈａｎ</text:p>
      <text:p text:style-name="Standard">珊 4126 苫 4127 杉 4128 山 4129 删 4130 煽 4131 衫 4132闪 4133 陕 4134 擅 4135 赡 4136 膳 4137 善 4138 汕 4139扇 4140 缮 4141 讪 5808 鄯 5923 埏 5979 芟 6047 潸 6890姗 7009 嬗 7051 骟 7083 膻 7594 钐 7844 疝 8062 蟮 8321舢 8414 跚 8539 鳝 8713</text:p>
      <text:p text:style-name="P2">ｓｈａｎｇ</text:p>
      <text:p text:style-name="Standard">墒 4142 伤 4143 商 4144 赏 4145 晌 4146 上 4147 尚 4148裳 4149 垧 5980 绱 7120 殇 7368 熵 7656 觞 8592</text:p>
      <text:p text:style-name="P2">ｓｈａｏ</text:p>
      <text:p text:style-name="Standard">梢 4150 捎 4151 稍 4152 烧 4153 芍 4154 勺 4155 韶 4156少 4157 哨 4158 邵 4159 绍 4160 劭 5931 苕 6070 潲 6891蛸 8257 筲 8366 艄 8425</text:p>
      <text:p text:style-name="P2">ｓｈｅ</text:p>
      <text:p text:style-name="Standard">奢 4161 赊 4162 蛇 4163 舌 4164 舍 4165 赦 4166 摄 4167射 4168 慑 4169 涉 4170 社 4171 设 4172 厍 5639 佘 5760猞 6606 滠 6860 歙 7608 畲 7820 麝 8774</text:p>
      <text:p text:style-name="P2">ｓｈｅｎ</text:p>
      <text:p text:style-name="Standard">砷 4173 申 4174 呻 4175 伸 4176 身 4177 深 4178 娠 4179绅 4180 神 4181 沈 4182 审 4183 婶 4184 甚 4185 肾 4186慎 4187 渗 4188 诜 5823 谂 5837 莘 6123 哂 6351 渖 6841椹 7309 胂 7547 矧 7982 蜃 8255</text:p>
      <text:p text:style-name="P2">ｓｈｅｎｇ</text:p>
      <text:p text:style-name="Standard">声 4189 生 4190 甥 4191 牲 4192 升 4193 绳 4194 省 4201盛 4202 剩 4203 胜 4204 圣 4205 嵊 6551 晟 7441 眚 7782笙 8347</text:p>
      <text:p text:style-name="P2">ｓｈｉ</text:p>
      <text:p text:style-name="Standard">师 4206 失 4207 狮 4208 施 4209 湿 4210 诗 4211 尸 4212虱 4213 十 4214 石 4215 拾 4216 时 4217 什 4218 食 4219蚀 4220 实 4221 识 4222 史 4223 矢 4224 使 4225 屎 4226驶 4227 始 4228 式 4229 示 4230 士 4231 世 4232 柿 4233事 4234 拭 4235 誓 4236 逝 4237 势 4238 是 4239 嗜 4240噬 4241 适 4242 仕 4243 侍 4244 释 4245 饰 4246 氏 4247市 4248 恃 4249 室 4250 视 4251 试 4252 谥 5854 埘 5985莳 6110 蓍 6173 弑 6317 轼 7388 贳 7459 炻 7634 铈 7870螫 8307 舐 8334 筮 8363 豕 8525 鲥 8669 鲺 8685</text:p>
      <text:p text:style-name="P2">ｓｈｏｕ</text:p>
      <text:p text:style-name="Standard">收 4253 手 4254 首 4255 守 4256 寿 4257 授 4258 售 4259受 4260 瘦 4261 兽 4262 狩 6587 绶 7123 艏 8428</text:p>
      <text:p text:style-name="P2">ｓｈｕ</text:p>
      <text:p text:style-name="Standard">蔬 4263 枢 4264 梳 4265 殊 4266 抒 4267 输 4268 叔 4269舒 4270 淑 4271 疏 4272 书 4273 赎 4274 孰 4275 熟 4276薯 4277 暑 4278 曙 4279 署 4280 蜀 4281 黍 4282 鼠 4283属 4284 术 4285 述 4286 树 4287 束 4288 戍 4289 竖 4290墅 4291 庶 4292 数 4293 漱 4294 恕 4301 倏 5731 塾 5951菽 6136 摅 6283 沭 6780 澍 6888 姝 7013 纾 7103 毹 7508腧 7582 殳 7615 秫 7988</text:p>
      <text:p text:style-name="P2">ｓｈｕａ</text:p>
      <text:p text:style-name="Standard">刷 4302 耍 4303 唰 6407</text:p>
      <text:p text:style-name="P2">ｓｈｕａｉ</text:p>
      <text:p text:style-name="Standard">摔 4304 衰 4305 甩 4306 帅 4307 蟀 8316</text:p>
      <text:p text:style-name="P2">ｓｈｕａｎ</text:p>
      <text:p text:style-name="Standard">栓 4308 拴 4309 闩 6737 涮 6844</text:p>
      <text:p text:style-name="P2">ｓｈｕａｎｇ</text:p>
      <text:p text:style-name="Standard">霜 4310 双 4311 爽 4312 孀 7055</text:p>
      <text:p text:style-name="P2">ｓｈｕｉ</text:p>
      <text:p text:style-name="Standard"><text:soft-page-break/>谁 4313 水 4314 睡 4315 税 4316</text:p>
      <text:p text:style-name="P2">ｓｈｕｎ</text:p>
      <text:p text:style-name="Standard">吮 4317 瞬 4318 顺 4319 舜 4320</text:p>
      <text:p text:style-name="P2">ｓｈｕｏ</text:p>
      <text:p text:style-name="Standard">说 4321 硕 4322 朔 4323 烁 4324 蒴 6184 搠 6287 妁 6989槊 7335 铄 7869</text:p>
      <text:p text:style-name="P2">ｓｉ</text:p>
      <text:p text:style-name="Standard">斯 4325 撕 4326 嘶 4327 思 4328 私 4329 司 4330 丝 4331死 4332 肆 4333 寺 4334 嗣 4335 四 4336 伺 4337 似 4338饲 4339 巳 4340 厮 5643 兕 5778 厶 5944 咝 6348 汜 6765泗 6784 澌 6889 姒 7006 驷 7065 缌 7133 祀 7675 锶 7940鸶 8024 耜 8174 蛳 8247 笥 8351</text:p>
      <text:p text:style-name="P2">ｓｏｎｇ</text:p>
      <text:p text:style-name="Standard">松 4341 耸 4342 怂 4343 颂 4344 送 4345 宋 4346 讼 4347诵 4348 凇 5801 菘 6131 崧 6534 嵩 6552 忪 6676 悚 6704淞 6833 竦 8121</text:p>
      <text:p text:style-name="P2">ｓｏｕ</text:p>
      <text:p text:style-name="Standard">搜 4349 艘 4350 擞 4351 嗽 4352 叟 5937 薮 6220 嗖 6418嗾 6453 馊 6640 溲 6849 飕 7612 瞍 7804 锼 7943 螋 8284</text:p>
      <text:p text:style-name="P2">ｓｕ</text:p>
      <text:p text:style-name="Standard">苏 4353 酥 4354 俗 4355 素 4356 速 4357 粟 4358 僳 4359塑 4360 溯 4361 宿 4362 诉 4363 肃 4364 夙 5777 谡 5853蔌 6188 嗉 6428 愫 6726 涑 6819 簌 8389 觫 8602 稣 8653</text:p>
      <text:p text:style-name="P2">ｓｕａｎ</text:p>
      <text:p text:style-name="Standard">酸 4365 蒜 4366 算 4367 狻 6601</text:p>
      <text:p text:style-name="P2">ｓｕｉ</text:p>
      <text:p text:style-name="Standard">虽 4368 隋 4369 随 4370 绥 4371 髓 4372 碎 4373 岁 4374穗 4375 遂 4376 隧 4377 祟 4378 谇 5839 荽 6120 濉 6901邃 6968 燧 7661 眭 7785 睢 7801</text:p>
      <text:p text:style-name="P2">ｓｕｎ</text:p>
      <text:p text:style-name="Standard">孙 4379 损 4380 笋 4381 荪 6105 狲 6588 飧 6624 榫 7330隼 8632</text:p>
      <text:p text:style-name="P2">ｓｕｏ</text:p>
      <text:p text:style-name="Standard">蓑 4382 梭 4383 唆 4384 缩 4385 琐 4386 索 4387 锁 4388所 4389 唢 6379 嗦 6434 嗍 6442 娑 7022 桫 7288 睃 7792羧 8440</text:p>
      <text:p text:style-name="P3">T</text:p>
      <text:p text:style-name="P2">ｔａ</text:p>
      <text:p text:style-name="Standard">塌 4390 他 4391 它 4392 她 4393 塔 4394 獭 4401 挞 4402蹋 4403 踏 4404 闼 6743 溻 6866 遢 6961 榻 7329 铊 7872趿 8533 鳎 8703</text:p>
      <text:p text:style-name="P2">ｔａｉ</text:p>
      <text:p text:style-name="Standard">胎 4405 苔 4406 抬 4407 台 4408 泰 4409 酞 4410 太 4411态 4412 汰 4413 邰 5902 薹 6223 肽 7536 炱 7638 钛 7849跆 8544 鲐 8656</text:p>
      <text:p text:style-name="P2">ｔａｎ</text:p>
      <text:p text:style-name="Standard">坍 4414 摊 4415 贪 4416 瘫 4417 滩 4418 坛 4419 檀 4420痰 4421 潭 4422 谭 4423 谈 4424 坦 4425 毯 4426 袒 4427碳 4428 探 4429 叹 4430 炭 4431 郯 5916 昙 7428 忐 7694钽 7867 锬 7936</text:p>
      <text:p text:style-name="P2">ｔａｎｇ</text:p>
      <text:p text:style-name="Standard">汤 4432 塘 4433 搪 4434 堂 4435 棠 4436 膛 4437 唐 4438糖 4439 倘 4440 躺 4441 淌 4442 趟 4443 烫 4444 傥 5746帑 6491 饧 6628 溏 6871 瑭 7209 樘 7344 铴 7906 镗 7959耥 8177 螗 8305 螳 8311 羰 8442 醣 8517</text:p>
      <text:p text:style-name="P2">ｔａｏ</text:p>
      <text:p text:style-name="Standard">掏 4445 涛 4446 滔 4447 绦 4448 萄 4449 桃 4450 逃 4451淘 4452 陶 4453 讨 4454 套 4455 鼗 5627 啕 6391 洮 6812韬 7226 饕 8750</text:p>
      <text:p text:style-name="P2">ｔｅ</text:p>
      <text:p text:style-name="Standard"><text:soft-page-break/>特 4456 忒 6315 忑 7693 慝 7711 铽 7911</text:p>
      <text:p text:style-name="P2">ｔｅｎｇ</text:p>
      <text:p text:style-name="Standard">藤 4457 腾 4458 疼 4459 誊 4460 滕 7588</text:p>
      <text:p text:style-name="P2">ｔｉ</text:p>
      <text:p text:style-name="Standard">梯 4461 剔 4462 踢 4463 锑 4464 提 4465 题 4466 蹄 4467啼 4468 体 4469 替 4470 嚏 4471 惕 4472 涕 4473 剃 4474屉 4475 倜 5735 荑 6072 悌 6709 逖 6949 绨 7116 缇 7130鹈 8035 裼 8151 醍 8514</text:p>
      <text:p text:style-name="P2">ｔｉａｎ</text:p>
      <text:p text:style-name="Standard">天 4476 添 4477 填 4478 田 4479 甜 4480 恬 4481 舔 4482腆 4483 掭 6261 忝 6735 阗 6757 殄 7369 畋 7817</text:p>
      <text:p text:style-name="P2">ｔｉａｏ</text:p>
      <text:p text:style-name="Standard">挑 4484 条 4485 迢 4486 眺 4487 跳 4488 佻 5712 祧 7686窕 8127 蜩 8272 笤 8352 粜 8448 龆 8622 鲦 8670 髫 8756</text:p>
      <text:p text:style-name="P2">ｔｉｅ</text:p>
      <text:p text:style-name="Standard">贴 4489 铁 4490 帖 4491 萜 6138 餮 8749</text:p>
      <text:p text:style-name="P2">ｔｉｎｇ</text:p>
      <text:p text:style-name="Standard">厅 4492 听 4493 烃 4494 汀 4501 廷 4502 停 4503 亭 4504庭 4505 挺 4506 艇 4507 莛 6080 葶 6167 婷 7035 梃 7272蜓 8249 霆 8610</text:p>
      <text:p text:style-name="P2">ｔｏｎｇ</text:p>
      <text:p text:style-name="Standard">通 4508 桐 4509 酮 4510 瞳 4511 同 4512 铜 4513 彤 4514童 4515 桶 4516 捅 4517 筒 4518 统 4519 痛 4520 佟 5701仝 5758 茼 6077 嗵 6444 恸 6690 潼 6892 砼 7737</text:p>
      <text:p text:style-name="P2">ｔｏｕ</text:p>
      <text:p text:style-name="Standard">偷 4521 投 4522 头 4523 透 4524 钭 7855 骰 8727</text:p>
      <text:p text:style-name="P2">ｔｕ</text:p>
      <text:p text:style-name="Standard">凸 4525 秃 4526 突 4527 图 4528 徒 4529 途 4530 涂 4531屠 4532 土 4533 吐 4534 兔 4535 堍 6002 荼 6117 菟 6143钍 7842 酴 8509</text:p>
      <text:p text:style-name="P2">ｔｕａｎ</text:p>
      <text:p text:style-name="Standard">湍 4536 团 4537 抟 6250 彖 6972 疃 7822</text:p>
      <text:p text:style-name="P2">ｔｕｉ</text:p>
      <text:p text:style-name="Standard">推 4538 颓 4539 腿 4540 蜕 4541 褪 4542 退 4543 煺 7653</text:p>
      <text:p text:style-name="P2">ｔｕｎ</text:p>
      <text:p text:style-name="Standard">吞 4544 屯 4545 臀 4546 氽 5759 饨 6629 暾 7453 豚 7564</text:p>
      <text:p text:style-name="P2">ｔｕｏ</text:p>
      <text:p text:style-name="Standard">拖 4547 托 4548 脱 4549 鸵 4550 陀 4551 驮 4552 驼 4553椭 4554 妥 4555 拓 4556 唾 4557 乇 5617 佗 5702 坨 5971庹 6653 沱 6791 柝 7256 橐 7350 砣 7740 箨 8374 酡 8502跎 8541 鼍 8630</text:p>
      <text:p text:style-name="P4"> </text:p>
      <text:p text:style-name="P3">U</text:p>
      <text:p text:style-name="P4">没有</text:p>
      <text:p text:style-name="P3">V</text:p>
      <text:p text:style-name="P4">没有</text:p>
      <text:p text:style-name="P3">W</text:p>
      <text:p text:style-name="P2">ｗａ</text:p>
      <text:p text:style-name="Standard">挖 4558 哇 4559 蛙 4560 洼 4561 娃 4562 瓦 4563 袜 4564佤 5684 娲 7020 腽 7580</text:p>
      <text:p text:style-name="P2">ｗａｉ</text:p>
      <text:p text:style-name="Standard">歪 4565 外 4566 崴 6543</text:p>
      <text:p text:style-name="P2">ｗａｎ</text:p>
      <text:p text:style-name="Standard"><text:soft-page-break/>豌 4567 弯 4568 湾 4569 玩 4570 顽 4571 丸 4572 烷 4573完 4574 碗 4575 挽 4576 晚 4577 皖 4578 惋 4579 宛 4580婉 4581 万 4582 腕 4583 剜 5664 芄 6025 菀 6150 纨 7093绾 7126 琬 7194 脘 7568 畹 7821 蜿 8274</text:p>
      <text:p text:style-name="P2">ｗａｎｇ</text:p>
      <text:p text:style-name="Standard">汪 4584 王 4585 亡 4586 枉 4587 网 4588 往 4589 旺 4590望 4591 忘 4592 妄 4593 罔 5672 惘 6715 辋 7394 魍 8745</text:p>
      <text:p text:style-name="P2">ｗｅｉ</text:p>
      <text:p text:style-name="Standard">威 4594 巍 4601 微 4602 危 4603 韦 4604 违 4605 桅 4606围 4607 唯 4608 惟 4609 为 4610 潍 4611 维 4612 苇 4613萎 4614 委 4615 伟 4616 伪 4617 尾 4618 纬 4619 未 4620蔚 4621 味 4622 畏 4623 胃 4624 喂 4625 魏 4626 位 4627渭 4628 谓 4629 尉 4630 慰 4631 卫 4632 偎 5743 诿 5835隈 5881 圩 5955 葳 6158 薇 6217 帏 6488 帷 6501 嵬 6545猥 6611 猬 6612 闱 6739 沩 6777 洧 6802 涠 6822 逶 6952娓 7024 玮 7166 韪 7224 軎 7406 炜 7631 煨 7648 痿 8084艉 8426 鲔 8659</text:p>
      <text:p text:style-name="P2">ｗｅｎ</text:p>
      <text:p text:style-name="Standard">瘟 4633 温 4634 蚊 4635 文 4636 闻 4637 纹 4638 吻 4639稳 4640 紊 4641 问 4642 刎 5656 阌 6751 汶 6775 璺 7223雯 8609</text:p>
      <text:p text:style-name="P2">ｗｅｎｇ</text:p>
      <text:p text:style-name="Standard">嗡 4643 翁 4644 瓮 4645 蓊 6178 蕹 6219</text:p>
      <text:p text:style-name="P2">ｗｏ</text:p>
      <text:p text:style-name="Standard">挝 4646 蜗 4647 涡 4648 窝 4649 我 4650 斡 4651 卧 4652握 4653 沃 4654 倭 5733 莴 6111 喔 6424 幄 6502 渥 6855肟 7531 硪 7750 龌 8627</text:p>
      <text:p text:style-name="P2">ｗｕ</text:p>
      <text:p text:style-name="Standard">巫 4655 呜 4656 钨 4657 乌 4658 污 4659 诬 4660 屋 4661无 4662 芜 4663 梧 4664 吾 4665 吴 4666 毋 4667 武 4668五 4669 捂 4670 午 4671 舞 4672 伍 4673 侮 4674 坞 4675戊 4676 雾 4677 晤 4678 物 4679 勿 4680 务 4681 悟 4682误 4683 兀 5603 仵 5685 阢 5867 邬 5889 圬 5956 芴 6044唔 6377 庑 6648 怃 6668 忤 6672 浯 6820 寤 6927 迕 6935妩 6992 婺 7036 骛 7080 杌 7227 牾 7485 於 7622 焐 7641鹉 8036 鹜 8045 痦 8077 蜈 8258 鋈 8640 鼯 8789</text:p>
      <text:p text:style-name="P3">X</text:p>
      <text:p text:style-name="P2">ｘｉ</text:p>
      <text:p text:style-name="Standard">昔 4684 熙 4685 析 4686 西 4687 硒 4688 矽 4689 晰 4690嘻 4691 吸 4692 锡 4693 牺 4694 稀 4701 息 4702 希 4703悉 4704 膝 4705 夕 4706 惜 4707 熄 4708 烯 4709 溪 4710汐 4711 犀 4712 檄 4713 袭 4714 席 4715 习 4716 媳 4717喜 4718 铣 4719 洗 4720 系 4721 隙 4722 戏 4723 细 4724僖 5750 兮 5766 隰 5884 郗 5913 菥 6130 葸 6163 蓰 6191奚 6241 唏 6381 徙 6567 饩 6630 阋 6750 浠 6827 淅 6832屣 6979 嬉 7050 玺 7184 樨 7356 曦 7456 觋 7474 欷 7604熹 7668 禊 7689 禧 7691 皙 8010 穸 8122 蜥 8265 螅 8303蟋 8312 舄 8410 舾 8424 羲 8443 粞 8449 翕 8466 醯 8521鼷 8791</text:p>
      <text:p text:style-name="P2">ｘｉａ</text:p>
      <text:p text:style-name="Standard">瞎 4725 虾 4726 匣 4727 霞 4728 辖 4729 暇 4730 峡 4731侠 4732 狭 4733 下 4734 厦 4735 夏 4736 吓 4737 呷 6340狎 6582 遐 6958 瑕 7206 柙 7252 硖 7744 罅 8333 黠 8779</text:p>
      <text:p text:style-name="P2">ｘｉａｎ</text:p>
      <text:p text:style-name="Standard">掀 4738 锨 4739 先 4740 仙 4741 鲜 4742 纤 4743 咸 4744贤 4745 衔 4746 舷 4747 闲 4748 涎 4749 弦 4750 嫌 4751显 4752 险 4753 现 4754 献 4755 县 4756 腺 4757 馅 4758羡 4759 宪 4760 陷 4761 限 4762 线 4763 冼 5794 苋 6040莶 6118 藓 6226 岘 6513 猃 6593 暹 6963 娴 7021 氙 7515燹 7662 祆 7676 鹇 8034 痫 8079 蚬 8225 筅 8358 籼 8444酰 8503 跣 8548 跹 8549 霰 8617</text:p>
      <text:p text:style-name="P2">ｘｉａｎｇ</text:p>
      <text:p text:style-name="Standard">相 4764 厢 4765 镶 4766 香 4767 箱 4768 襄 4769 湘 4770乡 4771 翔 4772 祥 4773 详 4774 想 4775 响 4776 享 4777项 4778 巷 4779 橡 4780 像 4781 向 4782 象 4783 芗 6028葙 6157 饷 6635 庠 6652 骧 7088 缃 7129 蟓 8313 鲞 8663飨 8747</text:p>
      <text:p text:style-name="P2"><text:soft-page-break/>ｘｉａｏ</text:p>
      <text:p text:style-name="Standard">萧 4784 硝 4785 霄 4786 削 4787 哮 4788 嚣 4789 销 4790消 4791 宵 4792 淆 4793 晓 4794 小 4801 孝 4802 校 4803肖 4804 啸 4805 笑 4806 效 4807 哓 6356 崤 6537 潇 6876逍 6948 骁 7071 绡 7115 枭 7241 枵 7253 筱 8367 箫 8379魈 8744</text:p>
      <text:p text:style-name="P2">ｘｉｅ</text:p>
      <text:p text:style-name="Standard">楔 4808 些 4809 歇 4810 蝎 4811 鞋 4812 协 4813 挟 4814携 4815 邪 4816 斜 4817 胁 4818 谐 4819 写 4820 械 4821卸 4822 蟹 4823 懈 4824 泄 4825 泻 4826 谢 4827 屑 4828偕 5741 亵 5784 勰 5936 燮 5938 薤 6215 撷 6302 獬 6619廨 6661 渫 6845 瀣 6912 邂 6966 绁 7105 缬 7151 榭 7331榍 7339 躞 8583</text:p>
      <text:p text:style-name="P2">ｘｉｎ</text:p>
      <text:p text:style-name="Standard">薪 4829 芯 4830 锌 4831 欣 4832 辛 4833 新 4834 忻 4835心 4836 信 4837 衅 4838 囟 5622 馨 6016 昕 7431 歆 7607鑫 8646</text:p>
      <text:p text:style-name="P2">ｘｉｎｇ</text:p>
      <text:p text:style-name="Standard">星 4839 腥 4840 猩 4841 惺 4842 兴 4843 刑 4844 型 4845形 4846 邢 4847 行 4848 醒 4849 幸 4850 杏 4851 性 4852姓 4853 陉 5874 荇 6084 荥 6094 擤 6309 悻 6712 硎 7742</text:p>
      <text:p text:style-name="P2">ｘｉｏｎｇ</text:p>
      <text:p text:style-name="Standard">兄 4854 凶 4855 胸 4856 匈 4857 汹 4858 雄 4859 熊 4860芎 6026</text:p>
      <text:p text:style-name="P2">ｘｉｕ</text:p>
      <text:p text:style-name="Standard">休 4861 修 4862 羞 4863 朽 4864 嗅 4865 锈 4866 秀 4867袖 4868 绣 4869 咻 6361 岫 6522 馐 6642 庥 6651 溴 6869鸺 8028 貅 8587 髹 8759</text:p>
      <text:p text:style-name="P2">ｘｕ</text:p>
      <text:p text:style-name="Standard">墟 4870 戌 4871 需 4872 虚 4873 嘘 4874 须 4875 徐 4876许 4877 蓄 4878 酗 4879 叙 4880 旭 4881 序 4882 畜 4883恤 4884 絮 4885 婿 4886 绪 4887 续 4888 诩 5828 勖 5935蓿 6203 洫 6810 溆 6851 顼 7179 栩 7282 煦 7667 胥 8167糈 8458 醑 8515</text:p>
      <text:p text:style-name="P2">ｘｕａｎ</text:p>
      <text:p text:style-name="Standard">轩 4889 喧 4890 宣 4891 悬 4892 旋 4893 玄 4894 选 4901癣 4902 眩 4903 绚 4904 儇 5756 谖 5846 萱 6170 揎 6279</text:p>
      <text:p text:style-name="Standard">泫 6789 渲 6854 漩 6886 璇 7215 楦 7324 暄 7449 炫 7637煊 7651 碹 7759 铉 7871 镟 7964 痃 8071</text:p>
      <text:p text:style-name="P2">ｘｕｅ</text:p>
      <text:p text:style-name="Standard">靴 4905 薛 4906 学 4907 穴 4908 雪 4909 血 4910 谑 5842泶 7720 踅 8529 鳕 8708</text:p>
      <text:p text:style-name="P2">ｘｕｎ</text:p>
      <text:p text:style-name="Standard">勋 4911 熏 4912 循 4913 旬 4914 询 4915 寻 4916 驯 4917巡 4918 殉 4919 汛 4920 训 4921 讯 4922 逊 4923 迅 4924巽 5767 埙 5987 荀 6087 蕈 6206 薰 6225 峋 6530 徇 6563獯 6620 恂 6694 洵 6813 浔 6817 曛 7454 窨 8131 醺 8524鲟 8664</text:p>
      <text:p text:style-name="P4"> </text:p>
      <text:p text:style-name="P3">Y</text:p>
      <text:p text:style-name="P2">ｙａ</text:p>
      <text:p text:style-name="Standard">压 4925 押 4926 鸦 4927 鸭 4928 呀 4929 丫 4930 芽 4931牙 4932 蚜 4933 崖 4934 衙 4935 涯 4936 雅 4937 哑 4938亚 4939 讶 4940 伢 5683 垭 5975 揠 6275 岈 6512 迓 6934娅 7011 琊 7180 桠 7266 氩 7518 砑 7728 睚 7793 痖 8073疋 8166</text:p>
      <text:p text:style-name="P2">ｙａｎ</text:p>
      <text:p text:style-name="Standard">焉 4941 咽 4942 阉 4943 烟 4944 淹 4945 盐 4946 严 4947研 4948 蜒 4949 岩 4950 延 4951 言 4952 颜 4953 阎 4954炎 4955 沿 4956 奄 4957 掩 4958 眼 4959 衍 4960 演 4961艳 4962 堰 4963 燕 4964 厌 4965 砚 4966 雁 4967 唁 4968彦 4969 焰 4970 宴 4971 谚 4972 验 4973 厣 5641 赝 5645剡 5663 俨 5718 偃 5740 兖 5780 谳 5861 郾 5917 鄢 5919芫 6030 菸 6146 崦 6535 恹 6691 闫 6738 湮 6848 <text:soft-page-break/>滟 6857妍 6991 嫣 7044 琰 7192 檐 7360 晏 7444 胭 7557 焱 7645罨 7827 筵 8359 酽 8506 魇 8742 餍 8748 鼹 8790</text:p>
      <text:p text:style-name="P2">ｙａｎｇ</text:p>
      <text:p text:style-name="Standard">殃 4974 央 4975 鸯 4976 秧 4977 杨 4978 扬 4979 佯 4980疡 4981 羊 4982 洋 4983 阳 4984 氧 4985 仰 4986 痒 4987养 4988 样 4989 漾 4990 徉 6564 怏 6683 泱 6783 炀 7630烊 7640 恙 7706 蛘 8253 鞅 8717</text:p>
      <text:p text:style-name="P2">ｙａｏ</text:p>
      <text:p text:style-name="Standard">邀 4991 腰 4992 妖 4993 瑶 4994 摇 5001 尧 5002 遥 5003窑 5004 谣 5005 姚 5006 咬 5007 舀 5008 药 5009 要 5010耀 5011 夭 5618 爻 5619 吆 6326 崾 6542 徭 6570 幺 7159珧 7182 杳 7235 轺 7387 曜 7455 肴 7540 鹞 8046 窈 8126繇 8477 鳐 8705</text:p>
      <text:p text:style-name="P2">ｙｅ</text:p>
      <text:p text:style-name="Standard">椰 5012 噎 5013 耶 5014 爷 5015 野 5016 冶 5017 也 5018页 5019 掖 5020 业 5021 叶 5022 曳 5023 腋 5024 夜 5025液 5026 靥 5644 谒 5843 邺 5894 揶 6262 晔 7442 烨 7639铘 7884</text:p>
      <text:p text:style-name="P2">ｙｉ</text:p>
      <text:p text:style-name="Standard">一 5027 壹 5028 医 5029 揖 5030 铱 5031 依 5032 伊 5033衣 5034 颐 5035 夷 5036 遗 5037 移 5038 仪 5039 胰 5040疑 5041 沂 5042 宜 5043 姨 5044 彝 5045 椅 5046 蚁 5047倚 5048 已 5049 乙 5050 矣 5051 以 5052 艺 5053 抑 5054易 5055 邑 5056 屹 5057 亿 5058 役 5059 臆 5060 逸 5061肄 5062 疫 5063 亦 5064 裔 5065 意 5066 毅 5067 忆 5068义 5069 益 5070 溢 5071 诣 5072 议 5073 谊 5074 译 5075异 5076 翼 5077 翌 5078 绎 5079 刈 5655 劓 5670 佚 5693佾 5711 诒 5817 圯 5961 埸 5992 懿 6018 苡 6051 薏 6218弈 6236 奕 6240 挹 6258 弋 6314 呓 6329 咦 6355 咿 6362噫 6470 峄 6527 嶷 6558 猗 6602 饴 6634 怿 6688 怡 6689悒 6708 漪 6884 迤 6938 驿 7068 缢 7143 殪 7376 轶 7383贻 7461 旖 7629 熠 7658 钇 7838 镒 7955 镱 7978 痍 8074瘗 8089 癔 8115 翊 8120 蜴 8270 舣 8415 羿 8464 翳 8472酏 8493 黟 8780</text:p>
      <text:p text:style-name="P2">ｙｉｎ</text:p>
      <text:p text:style-name="Standard">茵 5080 荫 5081 因 5082 殷 5083 音 5084 阴 5085 姻 5086吟 5087 银 5088 淫 5089 寅 5090 饮 5091 尹 5092 引 5093隐 5094 印 5101 胤 5623 鄞 5920 垠 5983 堙 6007 茚 6065吲 6337 喑 6419 狺 6594 夤 6625 洇 6806 氤 7519 铟 7887瘾 8111 蚓 8230 霪 8615 龈 8624</text:p>
      <text:p text:style-name="P2">ｙｉｎｇ</text:p>
      <text:p text:style-name="Standard">英 5102 樱 5103 婴 5104 鹰 5105 应 5106 缨 5107 莹 5108萤 5109 营 5110 荧 5111 蝇 5112 迎 5113 赢 5114 盈 5115影 5116 颖 5117 硬 5118 映 5119 嬴 5788 郢 5911 茔 6067莺 6126 萦 6151 蓥 6186 撄 6292 嘤 6451 膺 6663 滢 6862潆 6875 瀛 6913 瑛 7188 璎 7212 楹 7326 媵 7584 鹦 8048瘿 8108 颍 8203 罂 8331</text:p>
      <text:p text:style-name="P2">ｙｏ</text:p>
      <text:p text:style-name="Standard">哟 5120 唷 6401</text:p>
      <text:p text:style-name="P2">ｙｏｎｇ</text:p>
      <text:p text:style-name="Standard">拥 5121 佣 5122 臃 5123 痈 5124 庸 5125 雍 5126 踊 5127蛹 5128 咏 5129 泳 5130 涌 5131 永 5132 恿 5133 勇 5134用 5135 俑 5724 壅 5953 墉 6013 喁 6415 慵 6728 邕 7163镛 7962 甬 8014 鳙 8711 饔 8751</text:p>
      <text:p text:style-name="P2">ｙｏｕ</text:p>
      <text:p text:style-name="Standard">幽 5136 优 5137 悠 5138 忧 5139 尤 5140 由 5141 邮 5142铀 5143 犹 5144 油 5145 游 5146 酉 5147 有 5148 友 5149右 5150 佑 5151 釉 5152 诱 5153 又 5154 幼 5155 卣 5653攸 5692 侑 5707 莠 6112 莜 6115 莸 6121 尢 6244 呦 6347囿 6483 宥 6922 柚 7254 猷 7364 牖 7527 铕 7880 疣 8064蚰 8236 蚴 8242 蝣 8286 鱿 8647 黝 8778 鼬 8788</text:p>
      <text:p text:style-name="Standard"> </text:p>
      <text:p text:style-name="P2">ｙｕ</text:p>
      <text:p text:style-name="Standard">迂 5156 淤 5157 于 5158 盂 5159 榆 5160 虞 5161 愚 5162舆 5163 余 5164 俞 5165</text:p>
      <text:p text:style-name="Standard"><text:soft-page-break/>逾 5166 鱼 5167 愉 5168 渝 5169渔 5170 隅 5171 予 5172 娱 5173 雨 5174 与 5175</text:p>
      <text:p text:style-name="Standard">屿 5176禹 5177 宇 5178 语 5179 羽 5180 玉 5181 域 5182 芋 5183郁 5184 吁 5185 遇 5186</text:p>
      <text:p text:style-name="Standard">喻 5187 峪 5188 御 5189 愈 5190</text:p>
      <text:p text:style-name="Standard">欲 5191 狱 5192 育 5193 誉 5194 浴 5201 寓 5202 裕 5203</text:p>
      <text:p text:style-name="Standard">预 5204 豫 5205 驭 5206 禺 5614 毓 5625 伛 5681 俣 5722谀 5836 谕 5845 萸 6139 蓣 6187 揄 6277 圄 6484 圉 6486嵛 6546 狳 6592 饫 6632 馀 6637 庾 6655 阈 6748 鬻 6987妪 6993 妤 7005 纡 7090 瑜 7204 昱 7437 觎 7476 腴 7573欤 7603 煜 7647 熨 7657 燠 7659 聿 7718 钰 7858 鹆 8033鹬 8054 瘐 8085 瘀 8086 窬 8130 窳 8133 蜮 8266 蝓 8285竽 8336 臾 8407 舁 8408 雩 8607 龉 8625</text:p>
      <text:p text:style-name="P2">ｙｕａｎ</text:p>
      <text:p text:style-name="Standard">鸳 5207 渊 5208 冤 5209 元 5210 垣 5211 袁 5212 原 5213援 5214 辕 5215 园 5216 员 5217 圆 5218 猿 5219 源 5220缘 5221 远 5222 苑 5223 愿 5224 怨 5225 院 5226 垸 5989塬 6011 掾 6282 沅 6768 媛 7034 瑗 7205 橼 7358 爰 7528眢 7783 鸢 8016 螈 8302 箢 8378 鼋 8629</text:p>
      <text:p text:style-name="P2">ｙｕｅ</text:p>
      <text:p text:style-name="Standard">曰 5227 约 5228 越 5229 跃 5230 钥 5231 岳 5232 粤 5233月 5234 悦 5235 阅 5236 龠 5763 瀹 6914 樾 7348 刖 7530钺 7865</text:p>
      <text:p text:style-name="P2">ｙｕｎ</text:p>
      <text:p text:style-name="Standard">耘 5237 云 5238 郧 5239 匀 5240 陨 5241 允 5242 运 5243蕴 5244 酝 5245 晕 5246 韵 5247 孕 5248 郓 5909 芸 6031狁 6581 恽 6702 愠 6719纭 7101 韫 7225 殒 7370 昀 7432氲 7521</text:p>
      <text:p text:style-name="Standard"> </text:p>
      <text:p text:style-name="P3">Z</text:p>
      <text:p text:style-name="P2">ｚａ</text:p>
      <text:p text:style-name="Standard">匝 5249 砸 5250 杂 5251 拶 6257 咂 6338</text:p>
      <text:p text:style-name="P2">ｚａｉ</text:p>
      <text:p text:style-name="Standard">栽 5252 哉 5253 灾 5254 宰 5255 载 5256 再 5257 在 5258崽 6544 甾 7162</text:p>
      <text:p text:style-name="P2">ｚａｎ</text:p>
      <text:p text:style-name="Standard">咱 5259 攒 5260 暂 5261 赞 5262 瓒 7222 昝 7435 簪 8402糌 8456 趱 8485 錾 8641</text:p>
      <text:p text:style-name="P2">ｚａｎｇ</text:p>
      <text:p text:style-name="Standard">赃 5263 脏 5264 葬 5265 奘 6242 驵 7064 臧 7416</text:p>
      <text:p text:style-name="P2">ｚａｏ</text:p>
      <text:p text:style-name="Standard">遭 5266 糟 5267 凿 5268 藻 5269 枣 5270 早 5271 澡 5272蚤 5273 躁 5274 噪 5275 造 5276 皂 5277 灶 5278 燥 5279唣 6380</text:p>
      <text:p text:style-name="P2">ｚｅ</text:p>
      <text:p text:style-name="Standard">责 5280 择 5281 则 5282 泽 5283 仄 5638 赜 5651 啧 6385帻 6493 迮 6937 昃 7430 笮 8348 箦 8369 舴 8423</text:p>
      <text:p text:style-name="P2">ｚｅｉ</text:p>
      <text:p text:style-name="Standard">贼 5284</text:p>
      <text:p text:style-name="P2">ｚｅｎ</text:p>
      <text:p text:style-name="Standard">怎 5285 谮 5858</text:p>
      <text:p text:style-name="P2">ｚｅｎｇ</text:p>
      <text:p text:style-name="Standard">增 5286 憎 5287 曾 5288 赠 5289 综 5559 缯 7153 甑 7421罾 7832 锃 7913</text:p>
      <text:p text:style-name="P2">ｚｈａ</text:p>
      <text:p text:style-name="Standard">扎 5290 喳 5291 渣 5292 札 5293 轧 5294 铡 5301 闸 5302眨 5303 栅 5304 榨 5305 咋 5306 乍 5307 炸 5308 诈 5309揸 6274 吒 6324 咤 6369 哳 6378 砟 7736 痄 8068 蚱 8238齄 8794</text:p>
      <text:p text:style-name="P2">ｚｈａｉ</text:p>
      <text:p text:style-name="Standard">摘 5310 翟 2152 斋 5311 宅 5312 窄 5313 债 5314 寨 5315砦 7746 瘵 8109</text:p>
      <text:p text:style-name="P2">ｚｈａｎ</text:p>
      <text:p text:style-name="Standard"><text:soft-page-break/>瞻 5316 毡 5317 詹 5318 粘 5319 沾 5320 盏 5321 斩 5322辗 5323 崭 5324 展 5325 蘸 5326 栈 5327 占 5328 战 5329站 5330 湛 5331 绽 5332 谵 5862 搌 6288 旃 7625</text:p>
      <text:p text:style-name="P2">ｚｈａｎｇ</text:p>
      <text:p text:style-name="Standard">樟 5333 章 5334 彰 5335 漳 5336 张 5337 掌 5338 涨 5339杖 5340 丈 5341 帐 5342 账 5343 仗 5344 胀 5345 瘴 5346障 5347 仉 5675 鄣 5921 幛 6504 嶂 6554 獐 6615 嫜 7049璋 7216 蟑 8315</text:p>
      <text:p text:style-name="P2">ｚｈａｏ</text:p>
      <text:p text:style-name="Standard">招 5348 昭 5349 找 5350 沼 5351 赵 5352 照 5353 罩 5354兆 5355 肇 5356 召 5357 诏 5815 啁 6390 棹 7294 钊 7840笊 8341</text:p>
      <text:p text:style-name="P2">ｚｈｅ</text:p>
      <text:p text:style-name="Standard">遮 5358 折 5359 哲 5360 蛰 5361 辙 5362 者 5363 锗 5364蔗 5365 这 5366 浙 5367谪 5856 摺 6301 柘 7247 辄 7392磔 7761 鹧 8049 褶 8162 蜇 8256 赭 8487</text:p>
      <text:p text:style-name="P2">ｚｈｅｎ</text:p>
      <text:p text:style-name="Standard">珍 5368 斟 5369 真 5370 甄 5371 砧 5372 臻 5373 贞 5374针 5375 侦 5376 枕 5377 疹 5378 诊 5379 震 5380 振 5381镇 5382 阵 5383 圳 5958 蓁 6172 浈 6805 缜 7139 桢 7269榛 7327 轸 7384 赈 7466 胗 7551 朕 7562 祯 7685 畛 7819稹 8001 鸩 8018 箴 8380</text:p>
      <text:p text:style-name="P2">ｚｈｅｎｇ</text:p>
      <text:p text:style-name="Standard">蒸 5384 挣 5385 睁 5386 征 5387 狰 5388 争 5389 怔 5390整 5391 拯 5392 正 5393 政 5394 帧 5401 症 5402 郑 5403证 5404 诤 5826 峥 6531 徵 6571 钲 7859 铮 7903 筝 8361</text:p>
      <text:p text:style-name="P2">ｚｈｉ</text:p>
      <text:p text:style-name="Standard">芝 5405 枝 5406 支 5407 吱 5408 蜘 5409 知 5410 肢 5411脂 5412 汁 5413 之 5414 织 5415 职 5416 直 5417 植 5418殖 5419 执 5420 值 5421 侄 5422 址 5423 指 5424 止 5425趾 5426 只 5427 旨 5428 纸 5429 志 5430 挚 5431 掷 5432至 5433 致 5434 置 5435 帜 5436 峙 5437 制 5438 智 5439秩 5440 稚 5441 质 5442 炙 5443 痔 5444 滞 5445 治 5446窒 5447 卮 5620 陟 5876 郅 5904 埴 5990 芷 6038 摭 6293帙 6489 忮 6669 彘 6973 咫 6975 骘 7079 栉 7246 枳 7255栀 7257 桎 7268 轵 7382 轾 7389 贽 7462 胝 7553 膣 7589祉 7677 祗 7683 黹 7773 雉 7984 鸷 8026 痣 8075 蛭 8246絷 8474 酯 8505 跖 8537 踬 8557 踯 8560 豸 8584 觯 8603</text:p>
      <text:p text:style-name="P2">ｚｈｏｎｇ</text:p>
      <text:p text:style-name="Standard">中 5448 盅 5449 忠 5450 钟 5451 衷 5452 终 5453 种 5454肿 5455 重 5456 仲 5457 众 5458 冢 5803 锺 7981 螽 8314舯 8417 踵 8564</text:p>
      <text:p text:style-name="P2">ｚｈｏｕ</text:p>
      <text:p text:style-name="Standard">舟 5459 周 5460 州 5461 洲 5462 诌 5463 粥 5464 轴 5465肘 5466 帚 5467 咒 5468 皱 5469 宙 5470 昼 5471 骤 5472荮 6107 妯 7008 纣 7091 绉 7107 胄 7548 碡 7756 籀 8406酎 8492</text:p>
      <text:p text:style-name="P2">ｚｈｕ</text:p>
      <text:p text:style-name="Standard">珠 5473 株 5474 蛛 5475 朱 5476 猪 5477 诸 5478 诛 5479逐 5480 竹 5481 烛 5482 煮 5483 拄 5484 瞩 5485 嘱 5486主 5487 著 5488 柱 5489 助 5490 蛀 5491 贮 5492 铸 5493筑 5494 住 5501 注 5502 祝 5503 驻 5504 伫 5689 侏 5710邾 5905 苎 6049 茱 6079 洙 6808 渚 6830 潴 6883 杼 7244槠 7338 橥 7345 炷 7636 铢 7889 疰 8070 瘃 8081 竺 8335箸 8371 舳 8422 翥 8467 躅 8578 麈 8770</text:p>
      <text:p text:style-name="P2">ｚｈｕａ</text:p>
      <text:p text:style-name="Standard">抓 5505 爪 5506</text:p>
      <text:p text:style-name="Standard"><text:span text:style-name="T2">ｚｈｕａ</text:span><text:span text:style-name="T1">i</text:span></text:p>
      <text:p text:style-name="Standard">拽 5507</text:p>
      <text:p text:style-name="P2">ｚｈｕａｎ</text:p>
      <text:p text:style-name="Standard">专 5508 砖 5509 转 5510 撰 5511 赚 5512 篆 5513 啭 6389馔 6645 颛 8207</text:p>
      <text:p text:style-name="P2">ｚｈｕａｎｇ</text:p>
      <text:p text:style-name="Standard">桩 5514 庄 5515 装 5516 妆 5517 撞 5518 壮 5519 状 5520僮 5755</text:p>
      <text:p text:style-name="P2">ｚｈｕｉ</text:p>
      <text:p text:style-name="Standard"><text:soft-page-break/>椎 5521 锥 5522 追 5523 赘 5524 坠 5525 缀 5526 惴 6723骓 7077 缒 7136</text:p>
      <text:p text:style-name="P2">ｚｈｕｎ</text:p>
      <text:p text:style-name="Standard">谆 5527 准 5528 肫 7538 窀 8124</text:p>
      <text:p text:style-name="P2">ｚｈｕｏ</text:p>
      <text:p text:style-name="Standard">捉 5529 拙 5530 卓 5531 桌 5532 琢 5533 茁 5534 酌 5535啄 5536 着 5537 灼 5538 浊 5539 倬 5730 诼 5834 擢 6310浞 6823 涿 6835 濯 6910 禚 7690 斫 7729 镯 7977</text:p>
      <text:p text:style-name="Standard"> </text:p>
      <text:p text:style-name="P2">ｚｉ</text:p>
      <text:p text:style-name="Standard">兹 5540 咨 5541 资 5542 姿 5543 滋 5544 淄 5545 孜 5546紫 5547 仔 5548 籽 5549 滓 5550 子 5551 自 5552 渍 5553字 5554 谘 5849 嵫 6549 姊 7002 孳 7060 缁 7127 梓 7287辎 7402 赀 7463 恣 7707 眦 7786 锱 7937 秭 7986 耔 8172笫 8342 粢 8450 趑 8484 觜 8594 訾 8604 龇 8623 鲻 8686髭 8758</text:p>
      <text:p text:style-name="P2">ｚｏｎｇ</text:p>
      <text:p text:style-name="Standard">鬃 5555 棕 5556 踪 5557 宗 5558 综 5559 总 5560 纵 5561偬 5744 腙 7574 粽 8453</text:p>
      <text:p text:style-name="P2">ｚｏｕ</text:p>
      <text:p text:style-name="Standard">邹 5562 走 5563 奏 5564 揍 5565 诹 5833 陬 5878 鄹 5924驺 7067 鲰 8677</text:p>
      <text:p text:style-name="P2">ｚｕ</text:p>
      <text:p text:style-name="Standard">租 5566 足 5567 卒 5568 族 5569 祖 5570 诅 5571 阻 5572组 5573 俎 5762 菹 6147</text:p>
      <text:p text:style-name="Standard">镞 7963</text:p>
      <text:p text:style-name="P2">ｚｕａｎ</text:p>
      <text:p text:style-name="Standard">钻 5574 纂 5575 攥 6312 缵 7158 躜 8582</text:p>
      <text:p text:style-name="P2">ｚｕｉ</text:p>
      <text:p text:style-name="Standard">嘴 5576 醉 5577 最 5578 罪 5579 蕞 6209</text:p>
      <text:p text:style-name="P2">ｚｕｎ</text:p>
      <text:p text:style-name="Standard">尊 5580 遵 5581 撙 6304 樽 7355 鳟 8714</text:p>
      <text:p text:style-name="P2">ｚｕｏ</text:p>
      <text:p text:style-name="Standard">昨 5582 左 5583 佐 5584 柞 5585 做 5586 作 5587 坐 5588座 5589 阼 5872 唑 6382 怍 6684 胙 7549 祚 7681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22:52:49.025265300</meta:creation-date>
    <dc:date>2018-10-22T23:01:24.101511837</dc:date>
    <meta:editing-duration>PT8M38S</meta:editing-duration>
    <meta:editing-cycles>1</meta:editing-cycles>
    <meta:document-statistic meta:table-count="0" meta:image-count="0" meta:object-count="0" meta:page-count="27" meta:paragraph-count="864" meta:word-count="15023" meta:character-count="47515" meta:non-whitespace-character-count="35220"/>
    <meta:generator>LibreOffice/6.0.6.2$Linux_X86_64 LibreOffice_project/00m0$Build-2</meta:generator>
  </office:meta>
</office:document-meta>
</file>